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6mm"/>
    </style:style>
    <style:style style:name="co2" style:family="table-column">
      <style:table-column-properties fo:break-before="auto" style:column-width="12.77mm"/>
    </style:style>
    <style:style style:name="co3" style:family="table-column">
      <style:table-column-properties fo:break-before="auto" style:column-width="4.27mm"/>
    </style:style>
    <style:style style:name="co4" style:family="table-column">
      <style:table-column-properties fo:break-before="auto" style:column-width="17.94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6.03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2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f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e6e6ff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2">
      <style:table-cell-properties fo:background-color="#e6e6ff"/>
    </style:style>
    <style:style style:name="ce8" style:family="table-cell" style:parent-style-name="Default" style:data-style-name="N2"/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">
      <style:table-cell-properties fo:background-color="#e6e6ff"/>
    </style:style>
    <style:style style:name="ce11" style:family="table-cell" style:parent-style-name="Default" style:data-style-name="N1"/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00ffff"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 to ADCOut(water)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8"/>
        <table:table-column table:style-name="co5" table:default-cell-style-name="ce11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℃</text:p>
          </table:table-cell>
          <table:table-cell table:style-name="ce1" office:value-type="string" calcext:value-type="string">
            <text:p>T</text:p>
          </table:table-cell>
          <table:table-cell table:style-name="ce6" office:value-type="string" calcext:value-type="string">
            <text:p>R</text:p>
          </table:table-cell>
          <table:table-cell table:style-name="ce9" office:value-type="string" calcext:value-type="string">
            <text:p>n</text:p>
          </table:table-cell>
          <table:table-cell office:value-type="string" calcext:value-type="string">
            <text:p>dn/dT</text:p>
          </table:table-cell>
          <table:table-cell/>
        </table:table-row>
        <table:table-row table:style-name="ro2">
          <table:table-cell table:style-name="ce1" office:value-type="string" calcext:value-type="string">
            <text:p>B</text:p>
          </table:table-cell>
          <table:table-cell table:style-name="ce2" office:value-type="float" office:value="3529" calcext:value-type="float">
            <text:p>3529</text:p>
          </table:table-cell>
          <table:table-cell table:style-name="ce4"/>
          <table:table-cell office:value-type="float" office:value="-20" calcext:value-type="float">
            <text:p>-20</text:p>
          </table:table-cell>
          <table:table-cell table:style-name="ce5" table:formula="of:=[.$D2]+273.15" office:value-type="float" office:value="253.15" calcext:value-type="float">
            <text:p>253.15</text:p>
          </table:table-cell>
          <table:table-cell table:style-name="ce7" table:formula="of:=R0_*EXP(B_*((1/T) - (1/298.15)))" office:value-type="float" office:value="10708.058652415" calcext:value-type="float">
            <text:p>10708.06</text:p>
          </table:table-cell>
          <table:table-cell table:style-name="ce10" table:formula="of:=ADC*R_/(Rp+R_)" office:value-type="float" office:value="1014.52558805488" calcext:value-type="float">
            <text:p>1015</text:p>
          </table:table-cell>
          <table:table-cell/>
          <table:table-cell>
            <draw:frame table:end-cell-address="'T to ADCOut(water)'.O19" table:end-x="0.7mm" table:end-y="3.11mm" draw:z-index="0" draw:style-name="gr1" draw:text-style-name="P1" svg:width="126.7mm" svg:height="79.06mm" svg:x="9.48mm" svg:y="0.82mm">
              <loext:p draw:notify-on-update-of-ranges="'T to ADCOut(water)'.D2:'T to ADCOut(water)'.D87 'T to ADCOut(water)'.D2:'T to ADCOut(water)'.D87 'T to ADCOut(water)'.G2:'T to ADCOut(water)'.G8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table:style-name="ce1" office:value-type="string" calcext:value-type="string">
            <text:p>R0</text:p>
          </table:table-cell>
          <table:table-cell table:style-name="ce2" office:value-type="float" office:value="1306" calcext:value-type="float">
            <text:p>1306</text:p>
          </table:table-cell>
          <table:table-cell/>
          <table:table-cell office:value-type="float" office:value="-18" calcext:value-type="float">
            <text:p>-18</text:p>
          </table:table-cell>
          <table:table-cell table:style-name="ce5" table:formula="of:=[.$D3]+273.15" office:value-type="float" office:value="255.15" calcext:value-type="float">
            <text:p>255.15</text:p>
          </table:table-cell>
          <table:table-cell table:style-name="ce7" table:formula="of:=R0_*EXP(B_*((1/T) - (1/298.15)))" office:value-type="float" office:value="9599.63224447012" calcext:value-type="float">
            <text:p>9599.63</text:p>
          </table:table-cell>
          <table:table-cell table:style-name="ce10" table:formula="of:=ADC*R_/(Rp+R_)" office:value-type="float" office:value="1013.44289871831" calcext:value-type="float">
            <text:p>1013</text:p>
          </table:table-cell>
          <table:table-cell table:formula="of:=ABS(([.G3]-[.G2])/([.D3]-[.D2]))" office:value-type="float" office:value="0.541344668284012" calcext:value-type="float">
            <text:p>0.541344668284012</text:p>
          </table:table-cell>
          <table:table-cell/>
        </table:table-row>
        <table:table-row table:style-name="ro2">
          <table:table-cell table:style-name="ce1" office:value-type="string" calcext:value-type="string">
            <text:p>Rp</text:p>
          </table:table-cell>
          <table:table-cell table:style-name="ce3" office:value-type="float" office:value="100" calcext:value-type="float">
            <text:p>100</text:p>
          </table:table-cell>
          <table:table-cell/>
          <table:table-cell office:value-type="float" office:value="-16" calcext:value-type="float">
            <text:p>-16</text:p>
          </table:table-cell>
          <table:table-cell table:style-name="ce5" table:formula="of:=[.$D4]+273.15" office:value-type="float" office:value="257.15" calcext:value-type="float">
            <text:p>257.15</text:p>
          </table:table-cell>
          <table:table-cell table:style-name="ce7" table:formula="of:=R0_*EXP(B_*((1/T) - (1/298.15)))" office:value-type="float" office:value="8620.58297766944" calcext:value-type="float">
            <text:p>8620.58</text:p>
          </table:table-cell>
          <table:table-cell table:style-name="ce10" table:formula="of:=ADC*R_/(Rp+R_)" office:value-type="float" office:value="1012.25766577049" calcext:value-type="float">
            <text:p>1012</text:p>
          </table:table-cell>
          <table:table-cell table:formula="of:=ABS(([.G4]-[.G3])/([.D4]-[.D3]))" office:value-type="float" office:value="0.592616473912585" calcext:value-type="float">
            <text:p>0.592616473912585</text:p>
          </table:table-cell>
          <table:table-cell/>
        </table:table-row>
        <table:table-row table:style-name="ro2">
          <table:table-cell table:number-columns-repeated="3"/>
          <table:table-cell office:value-type="float" office:value="-14" calcext:value-type="float">
            <text:p>-14</text:p>
          </table:table-cell>
          <table:table-cell table:style-name="ce5" table:formula="of:=[.$D5]+273.15" office:value-type="float" office:value="259.15" calcext:value-type="float">
            <text:p>259.15</text:p>
          </table:table-cell>
          <table:table-cell table:style-name="ce7" table:formula="of:=R0_*EXP(B_*((1/T) - (1/298.15)))" office:value-type="float" office:value="7754.24953159725" calcext:value-type="float">
            <text:p>7754.25</text:p>
          </table:table-cell>
          <table:table-cell table:style-name="ce10" table:formula="of:=ADC*R_/(Rp+R_)" office:value-type="float" office:value="1010.96247176919" calcext:value-type="float">
            <text:p>1011</text:p>
          </table:table-cell>
          <table:table-cell table:formula="of:=ABS(([.G5]-[.G4])/([.D5]-[.D4]))" office:value-type="float" office:value="0.64759700064667" calcext:value-type="float">
            <text:p>0.64759700064667</text:p>
          </table:table-cell>
          <table:table-cell/>
        </table:table-row>
        <table:table-row table:style-name="ro2">
          <table:table-cell office:value-type="string" calcext:value-type="string">
            <text:p>ADC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-12" calcext:value-type="float">
            <text:p>-12</text:p>
          </table:table-cell>
          <table:table-cell table:style-name="ce5" table:formula="of:=[.$D6]+273.15" office:value-type="float" office:value="261.15" calcext:value-type="float">
            <text:p>261.15</text:p>
          </table:table-cell>
          <table:table-cell table:style-name="ce7" table:formula="of:=R0_*EXP(B_*((1/T) - (1/298.15)))" office:value-type="float" office:value="6986.30330584792" calcext:value-type="float">
            <text:p>6986.30</text:p>
          </table:table-cell>
          <table:table-cell table:style-name="ce10" table:formula="of:=ADC*R_/(Rp+R_)" office:value-type="float" office:value="1009.5495883283" calcext:value-type="float">
            <text:p>1010</text:p>
          </table:table-cell>
          <table:table-cell table:formula="of:=ABS(([.G6]-[.G5])/([.D6]-[.D5]))" office:value-type="float" office:value="0.706441720444445" calcext:value-type="float">
            <text:p>0.706441720444445</text:p>
          </table:table-cell>
          <table:table-cell/>
        </table:table-row>
        <table:table-row table:style-name="ro2">
          <table:table-cell table:number-columns-repeated="3"/>
          <table:table-cell office:value-type="float" office:value="-10" calcext:value-type="float">
            <text:p>-10</text:p>
          </table:table-cell>
          <table:table-cell table:style-name="ce5" table:formula="of:=[.$D7]+273.15" office:value-type="float" office:value="263.15" calcext:value-type="float">
            <text:p>263.15</text:p>
          </table:table-cell>
          <table:table-cell table:style-name="ce7" table:formula="of:=R0_*EXP(B_*((1/T) - (1/298.15)))" office:value-type="float" office:value="6304.39715430129" calcext:value-type="float">
            <text:p>6304.40</text:p>
          </table:table-cell>
          <table:table-cell table:style-name="ce10" table:formula="of:=ADC*R_/(Rp+R_)" office:value-type="float" office:value="1008.01098533822" calcext:value-type="float">
            <text:p>1008</text:p>
          </table:table-cell>
          <table:table-cell table:formula="of:=ABS(([.G7]-[.G6])/([.D7]-[.D6]))" office:value-type="float" office:value="0.769301495043294" calcext:value-type="float">
            <text:p>0.769301495043294</text:p>
          </table:table-cell>
          <table:table-cell/>
        </table:table-row>
        <table:table-row table:style-name="ro2">
          <table:table-cell table:number-columns-repeated="3"/>
          <table:table-cell office:value-type="float" office:value="-8" calcext:value-type="float">
            <text:p>-8</text:p>
          </table:table-cell>
          <table:table-cell table:style-name="ce5" table:formula="of:=[.$D8]+273.15" office:value-type="float" office:value="265.15" calcext:value-type="float">
            <text:p>265.15</text:p>
          </table:table-cell>
          <table:table-cell table:style-name="ce7" table:formula="of:=R0_*EXP(B_*((1/T) - (1/298.15)))" office:value-type="float" office:value="5697.87053919549" calcext:value-type="float">
            <text:p>5697.87</text:p>
          </table:table-cell>
          <table:table-cell table:style-name="ce10" table:formula="of:=ADC*R_/(Rp+R_)" office:value-type="float" office:value="1006.33834313689" calcext:value-type="float">
            <text:p>1006</text:p>
          </table:table-cell>
          <table:table-cell table:formula="of:=ABS(([.G8]-[.G7])/([.D8]-[.D7]))" office:value-type="float" office:value="0.83632110066344" calcext:value-type="float">
            <text:p>0.83632110066344</text:p>
          </table:table-cell>
          <table:table-cell/>
        </table:table-row>
        <table:table-row table:style-name="ro2">
          <table:table-cell table:number-columns-repeated="3"/>
          <table:table-cell office:value-type="float" office:value="-6" calcext:value-type="float">
            <text:p>-6</text:p>
          </table:table-cell>
          <table:table-cell table:style-name="ce5" table:formula="of:=[.$D9]+273.15" office:value-type="float" office:value="267.15" calcext:value-type="float">
            <text:p>267.15</text:p>
          </table:table-cell>
          <table:table-cell table:style-name="ce7" table:formula="of:=R0_*EXP(B_*((1/T) - (1/298.15)))" office:value-type="float" office:value="5157.50150242713" calcext:value-type="float">
            <text:p>5157.50</text:p>
          </table:table-cell>
          <table:table-cell table:style-name="ce10" table:formula="of:=ADC*R_/(Rp+R_)" office:value-type="float" office:value="1004.52306785785" calcext:value-type="float">
            <text:p>1005</text:p>
          </table:table-cell>
          <table:table-cell table:formula="of:=ABS(([.G9]-[.G8])/([.D9]-[.D8]))" office:value-type="float" office:value="0.9076376395181" calcext:value-type="float">
            <text:p>0.9076376395181</text:p>
          </table:table-cell>
          <table:table-cell/>
        </table:table-row>
        <table:table-row table:style-name="ro2">
          <table:table-cell table:number-columns-repeated="3"/>
          <table:table-cell office:value-type="float" office:value="-4" calcext:value-type="float">
            <text:p>-4</text:p>
          </table:table-cell>
          <table:table-cell table:style-name="ce5" table:formula="of:=[.$D10]+273.15" office:value-type="float" office:value="269.15" calcext:value-type="float">
            <text:p>269.15</text:p>
          </table:table-cell>
          <table:table-cell table:style-name="ce7" table:formula="of:=R0_*EXP(B_*((1/T) - (1/298.15)))" office:value-type="float" office:value="4675.29757403507" calcext:value-type="float">
            <text:p>4675.30</text:p>
          </table:table-cell>
          <table:table-cell table:style-name="ce10" table:formula="of:=ADC*R_/(Rp+R_)" office:value-type="float" office:value="1002.55631017493" calcext:value-type="float">
            <text:p>1003</text:p>
          </table:table-cell>
          <table:table-cell table:formula="of:=ABS(([.G10]-[.G9])/([.D10]-[.D9]))" office:value-type="float" office:value="0.983378841460535" calcext:value-type="float">
            <text:p>0.983378841460535</text:p>
          </table:table-cell>
          <table:table-cell/>
        </table:table-row>
        <table:table-row table:style-name="ro2">
          <table:table-cell table:number-columns-repeated="3"/>
          <table:table-cell office:value-type="float" office:value="-2" calcext:value-type="float">
            <text:p>-2</text:p>
          </table:table-cell>
          <table:table-cell table:style-name="ce5" table:formula="of:=[.$D11]+273.15" office:value-type="float" office:value="271.15" calcext:value-type="float">
            <text:p>271.15</text:p>
          </table:table-cell>
          <table:table-cell table:style-name="ce7" table:formula="of:=R0_*EXP(B_*((1/T) - (1/298.15)))" office:value-type="float" office:value="4244.31913614612" calcext:value-type="float">
            <text:p>4244.32</text:p>
          </table:table-cell>
          <table:table-cell table:style-name="ce10" table:formula="of:=ADC*R_/(Rp+R_)" office:value-type="float" office:value="1000.4289876524" calcext:value-type="float">
            <text:p>1000</text:p>
          </table:table-cell>
          <table:table-cell table:formula="of:=ABS(([.G11]-[.G10])/([.D11]-[.D10]))" office:value-type="float" office:value="1.06366126126505" calcext:value-type="float">
            <text:p>1.06366126126505</text:p>
          </table:table-cell>
          <table:table-cell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table:style-name="ce5" table:formula="of:=[.$D12]+273.15" office:value-type="float" office:value="273.15" calcext:value-type="float">
            <text:p>273.15</text:p>
          </table:table-cell>
          <table:table-cell table:style-name="ce7" table:formula="of:=R0_*EXP(B_*((1/T) - (1/298.15)))" office:value-type="float" office:value="3858.5298985616" calcext:value-type="float">
            <text:p>3858.53</text:p>
          </table:table-cell>
          <table:table-cell table:style-name="ce10" table:formula="of:=ADC*R_/(Rp+R_)" office:value-type="float" office:value="998.131810893431" calcext:value-type="float">
            <text:p>998</text:p>
          </table:table-cell>
          <table:table-cell table:formula="of:=ABS(([.G12]-[.G11])/([.D12]-[.D11]))" office:value-type="float" office:value="1.1485883794864" calcext:value-type="float">
            <text:p>1.1485883794864</text:p>
          </table:table-cell>
          <table:table-cell/>
        </table:table-row>
        <table:table-row table:style-name="ro2">
          <table:table-cell table:number-columns-repeated="3"/>
          <table:table-cell office:value-type="float" office:value="2" calcext:value-type="float">
            <text:p>2</text:p>
          </table:table-cell>
          <table:table-cell table:style-name="ce5" table:formula="of:=[.$D13]+273.15" office:value-type="float" office:value="275.15" calcext:value-type="float">
            <text:p>275.15</text:p>
          </table:table-cell>
          <table:table-cell table:style-name="ce7" table:formula="of:=R0_*EXP(B_*((1/T) - (1/298.15)))" office:value-type="float" office:value="3512.67007034937" calcext:value-type="float">
            <text:p>3512.67</text:p>
          </table:table-cell>
          <table:table-cell table:style-name="ce10" table:formula="of:=ADC*R_/(Rp+R_)" office:value-type="float" office:value="995.655313658328" calcext:value-type="float">
            <text:p>996</text:p>
          </table:table-cell>
          <table:table-cell table:formula="of:=ABS(([.G13]-[.G12])/([.D13]-[.D12]))" office:value-type="float" office:value="1.23824861755151" calcext:value-type="float">
            <text:p>1.23824861755151</text:p>
          </table:table-cell>
          <table:table-cell/>
        </table:table-row>
        <table:table-row table:style-name="ro2">
          <table:table-cell table:number-columns-repeated="3"/>
          <table:table-cell office:value-type="float" office:value="4" calcext:value-type="float">
            <text:p>4</text:p>
          </table:table-cell>
          <table:table-cell table:style-name="ce5" table:formula="of:=[.$D14]+273.15" office:value-type="float" office:value="277.15" calcext:value-type="float">
            <text:p>277.15</text:p>
          </table:table-cell>
          <table:table-cell table:style-name="ce7" table:formula="of:=R0_*EXP(B_*((1/T) - (1/298.15)))" office:value-type="float" office:value="3202.1485706972" calcext:value-type="float">
            <text:p>3202.15</text:p>
          </table:table-cell>
          <table:table-cell table:style-name="ce10" table:formula="of:=ADC*R_/(Rp+R_)" office:value-type="float" office:value="992.989887096939" calcext:value-type="float">
            <text:p>993</text:p>
          </table:table-cell>
          <table:table-cell table:formula="of:=ABS(([.G14]-[.G13])/([.D14]-[.D13]))" office:value-type="float" office:value="1.33271328069412" calcext:value-type="float">
            <text:p>1.33271328069412</text:p>
          </table:table-cell>
          <table:table-cell/>
        </table:table-row>
        <table:table-row table:style-name="ro2">
          <table:table-cell table:number-columns-repeated="3"/>
          <table:table-cell office:value-type="float" office:value="6" calcext:value-type="float">
            <text:p>6</text:p>
          </table:table-cell>
          <table:table-cell table:style-name="ce5" table:formula="of:=[.$D15]+273.15" office:value-type="float" office:value="279.15" calcext:value-type="float">
            <text:p>279.15</text:p>
          </table:table-cell>
          <table:table-cell table:style-name="ce7" table:formula="of:=R0_*EXP(B_*((1/T) - (1/298.15)))" office:value-type="float" office:value="2922.95124417799" calcext:value-type="float">
            <text:p>2922.95</text:p>
          </table:table-cell>
          <table:table-cell table:style-name="ce10" table:formula="of:=ADC*R_/(Rp+R_)" office:value-type="float" office:value="990.125818205895" calcext:value-type="float">
            <text:p>990</text:p>
          </table:table-cell>
          <table:table-cell table:formula="of:=ABS(([.G15]-[.G14])/([.D15]-[.D14]))" office:value-type="float" office:value="1.43203444552205" calcext:value-type="float">
            <text:p>1.43203444552205</text:p>
          </table:table-cell>
          <table:table-cell/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table:style-name="ce5" table:formula="of:=[.$D16]+273.15" office:value-type="float" office:value="281.15" calcext:value-type="float">
            <text:p>281.15</text:p>
          </table:table-cell>
          <table:table-cell table:style-name="ce7" table:formula="of:=R0_*EXP(B_*((1/T) - (1/298.15)))" office:value-type="float" office:value="2671.56255635204" calcext:value-type="float">
            <text:p>2671.56</text:p>
          </table:table-cell>
          <table:table-cell table:style-name="ce10" table:formula="of:=ADC*R_/(Rp+R_)" office:value-type="float" office:value="987.053332581178" calcext:value-type="float">
            <text:p>987</text:p>
          </table:table-cell>
          <table:table-cell table:formula="of:=ABS(([.G16]-[.G15])/([.D16]-[.D15]))" office:value-type="float" office:value="1.53624281235886" calcext:value-type="float">
            <text:p>1.53624281235886</text:p>
          </table:table-cell>
          <table:table-cell/>
        </table:table-row>
        <table:table-row table:style-name="ro2">
          <table:table-cell table:number-columns-repeated="3"/>
          <table:table-cell office:value-type="float" office:value="10" calcext:value-type="float">
            <text:p>10</text:p>
          </table:table-cell>
          <table:table-cell table:style-name="ce5" table:formula="of:=[.$D17]+273.15" office:value-type="float" office:value="283.15" calcext:value-type="float">
            <text:p>283.15</text:p>
          </table:table-cell>
          <table:table-cell table:style-name="ce7" table:formula="of:=R0_*EXP(B_*((1/T) - (1/298.15)))" office:value-type="float" office:value="2444.89866606315" calcext:value-type="float">
            <text:p>2444.90</text:p>
          </table:table-cell>
          <table:table-cell table:style-name="ce10" table:formula="of:=ADC*R_/(Rp+R_)" office:value-type="float" office:value="983.762641489216" calcext:value-type="float">
            <text:p>984</text:p>
          </table:table-cell>
          <table:table-cell table:formula="of:=ABS(([.G17]-[.G16])/([.D17]-[.D16]))" office:value-type="float" office:value="1.645345545981" calcext:value-type="float">
            <text:p>1.645345545981</text:p>
          </table:table-cell>
          <table:table-cell/>
        </table:table-row>
        <table:table-row table:style-name="ro2">
          <table:table-cell table:number-columns-repeated="3"/>
          <table:table-cell office:value-type="float" office:value="12" calcext:value-type="float">
            <text:p>12</text:p>
          </table:table-cell>
          <table:table-cell table:style-name="ce5" table:formula="of:=[.$D18]+273.15" office:value-type="float" office:value="285.15" calcext:value-type="float">
            <text:p>285.15</text:p>
          </table:table-cell>
          <table:table-cell table:style-name="ce7" table:formula="of:=R0_*EXP(B_*((1/T) - (1/298.15)))" office:value-type="float" office:value="2240.25011760219" calcext:value-type="float">
            <text:p>2240.25</text:p>
          </table:table-cell>
          <table:table-cell table:style-name="ce10" table:formula="of:=ADC*R_/(Rp+R_)" office:value-type="float" office:value="980.243993225426" calcext:value-type="float">
            <text:p>980</text:p>
          </table:table-cell>
          <table:table-cell table:formula="of:=ABS(([.G18]-[.G17])/([.D18]-[.D17]))" office:value-type="float" office:value="1.75932413189503" calcext:value-type="float">
            <text:p>1.75932413189503</text:p>
          </table:table-cell>
          <table:table-cell/>
        </table:table-row>
        <table:table-row table:style-name="ro2">
          <table:table-cell table:number-columns-repeated="3"/>
          <table:table-cell office:value-type="float" office:value="14" calcext:value-type="float">
            <text:p>14</text:p>
          </table:table-cell>
          <table:table-cell table:style-name="ce5" table:formula="of:=[.$D19]+273.15" office:value-type="float" office:value="287.15" calcext:value-type="float">
            <text:p>287.15</text:p>
          </table:table-cell>
          <table:table-cell table:style-name="ce7" table:formula="of:=R0_*EXP(B_*((1/T) - (1/298.15)))" office:value-type="float" office:value="2055.23268260746" calcext:value-type="float">
            <text:p>2055.23</text:p>
          </table:table-cell>
          <table:table-cell table:style-name="ce10" table:formula="of:=ADC*R_/(Rp+R_)" office:value-type="float" office:value="976.487728667833" calcext:value-type="float">
            <text:p>976</text:p>
          </table:table-cell>
          <table:table-cell table:formula="of:=ABS(([.G19]-[.G18])/([.D19]-[.D18]))" office:value-type="float" office:value="1.87813227879633" calcext:value-type="float">
            <text:p>1.87813227879633</text:p>
          </table:table-cell>
          <table:table-cell>
            <draw:frame table:end-cell-address="'T to ADCOut(water)'.O35" table:end-x="0.7mm" table:end-y="3.91mm" draw:z-index="1" draw:style-name="gr1" draw:text-style-name="P1" svg:width="126.7mm" svg:height="74.62mm" svg:x="9.48mm" svg:y="1.55mm">
              <loext:p draw:notify-on-update-of-ranges="'T to ADCOut(water)'.D3:'T to ADCOut(water)'.D87 'T to ADCOut(water)'.D3:'T to ADCOut(water)'.D87 'T to ADCOut(water)'.H3:'T to ADCOut(water)'.H8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number-columns-repeated="3"/>
          <table:table-cell office:value-type="float" office:value="16" calcext:value-type="float">
            <text:p>16</text:p>
          </table:table-cell>
          <table:table-cell table:style-name="ce5" table:formula="of:=[.$D20]+273.15" office:value-type="float" office:value="289.15" calcext:value-type="float">
            <text:p>289.15</text:p>
          </table:table-cell>
          <table:table-cell table:style-name="ce7" table:formula="of:=R0_*EXP(B_*((1/T) - (1/298.15)))" office:value-type="float" office:value="1887.74511906193" calcext:value-type="float">
            <text:p>1887.75</text:p>
          </table:table-cell>
          <table:table-cell table:style-name="ce10" table:formula="of:=ADC*R_/(Rp+R_)" office:value-type="float" office:value="972.48434086543" calcext:value-type="float">
            <text:p>972</text:p>
          </table:table-cell>
          <table:table-cell table:formula="of:=ABS(([.G20]-[.G19])/([.D20]-[.D19]))" office:value-type="float" office:value="2.00169390120158" calcext:value-type="float">
            <text:p>2.00169390120158</text:p>
          </table:table-cell>
          <table:table-cell/>
        </table:table-row>
        <table:table-row table:style-name="ro2">
          <table:table-cell table:number-columns-repeated="3"/>
          <table:table-cell office:value-type="float" office:value="18" calcext:value-type="float">
            <text:p>18</text:p>
          </table:table-cell>
          <table:table-cell table:style-name="ce5" table:formula="of:=[.$D21]+273.15" office:value-type="float" office:value="291.15" calcext:value-type="float">
            <text:p>291.15</text:p>
          </table:table-cell>
          <table:table-cell table:style-name="ce7" table:formula="of:=R0_*EXP(B_*((1/T) - (1/298.15)))" office:value-type="float" office:value="1735.9328118776" calcext:value-type="float">
            <text:p>1735.93</text:p>
          </table:table-cell>
          <table:table-cell table:style-name="ce10" table:formula="of:=ADC*R_/(Rp+R_)" office:value-type="float" office:value="968.224538426722" calcext:value-type="float">
            <text:p>968</text:p>
          </table:table-cell>
          <table:table-cell table:formula="of:=ABS(([.G21]-[.G20])/([.D21]-[.D20]))" office:value-type="float" office:value="2.12990121935411" calcext:value-type="float">
            <text:p>2.12990121935411</text:p>
          </table:table-cell>
          <table:table-cell/>
        </table:table-row>
        <table:table-row table:style-name="ro2">
          <table:table-cell table:number-columns-repeated="3"/>
          <table:table-cell office:value-type="float" office:value="20" calcext:value-type="float">
            <text:p>20</text:p>
          </table:table-cell>
          <table:table-cell table:style-name="ce5" table:formula="of:=[.$D22]+273.15" office:value-type="float" office:value="293.15" calcext:value-type="float">
            <text:p>293.15</text:p>
          </table:table-cell>
          <table:table-cell table:style-name="ce7" table:formula="of:=R0_*EXP(B_*((1/T) - (1/298.15)))" office:value-type="float" office:value="1598.15642351465" calcext:value-type="float">
            <text:p>1598.16</text:p>
          </table:table-cell>
          <table:table-cell table:style-name="ce10" table:formula="of:=ADC*R_/(Rp+R_)" office:value-type="float" office:value="963.699312394282" calcext:value-type="float">
            <text:p>964</text:p>
          </table:table-cell>
          <table:table-cell table:formula="of:=ABS(([.G22]-[.G21])/([.D22]-[.D21]))" office:value-type="float" office:value="2.26261301621975" calcext:value-type="float">
            <text:p>2.26261301621975</text:p>
          </table:table-cell>
          <table:table-cell/>
        </table:table-row>
        <table:table-row table:style-name="ro2">
          <table:table-cell table:number-columns-repeated="3"/>
          <table:table-cell office:value-type="float" office:value="22" calcext:value-type="float">
            <text:p>22</text:p>
          </table:table-cell>
          <table:table-cell table:style-name="ce5" table:formula="of:=[.$D23]+273.15" office:value-type="float" office:value="295.15" calcext:value-type="float">
            <text:p>295.15</text:p>
          </table:table-cell>
          <table:table-cell table:style-name="ce7" table:formula="of:=R0_*EXP(B_*((1/T) - (1/298.15)))" office:value-type="float" office:value="1472.96481971644" calcext:value-type="float">
            <text:p>1472.96</text:p>
          </table:table-cell>
          <table:table-cell table:style-name="ce10" table:formula="of:=ADC*R_/(Rp+R_)" office:value-type="float" office:value="958.900006207094" calcext:value-type="float">
            <text:p>959</text:p>
          </table:table-cell>
          <table:table-cell table:formula="of:=ABS(([.G23]-[.G22])/([.D23]-[.D22]))" office:value-type="float" office:value="2.39965309359411" calcext:value-type="float">
            <text:p>2.39965309359411</text:p>
          </table:table-cell>
          <table:table-cell/>
        </table:table-row>
        <table:table-row table:style-name="ro2">
          <table:table-cell table:number-columns-repeated="3"/>
          <table:table-cell office:value-type="float" office:value="24" calcext:value-type="float">
            <text:p>24</text:p>
          </table:table-cell>
          <table:table-cell table:style-name="ce5" table:formula="of:=[.$D24]+273.15" office:value-type="float" office:value="297.15" calcext:value-type="float">
            <text:p>297.15</text:p>
          </table:table-cell>
          <table:table-cell table:style-name="ce7" table:formula="of:=R0_*EXP(B_*((1/T) - (1/298.15)))" office:value-type="float" office:value="1359.07164952511" calcext:value-type="float">
            <text:p>1359.07</text:p>
          </table:table-cell>
          <table:table-cell table:style-name="ce10" table:formula="of:=ADC*R_/(Rp+R_)" office:value-type="float" office:value="953.818388265355" calcext:value-type="float">
            <text:p>954</text:p>
          </table:table-cell>
          <table:table-cell table:formula="of:=ABS(([.G24]-[.G23])/([.D24]-[.D23]))" office:value-type="float" office:value="2.54080897086965" calcext:value-type="float">
            <text:p>2.54080897086965</text:p>
          </table:table-cell>
          <table:table-cell/>
        </table:table-row>
        <table:table-row table:style-name="ro2">
          <table:table-cell table:number-columns-repeated="3"/>
          <table:table-cell office:value-type="float" office:value="26" calcext:value-type="float">
            <text:p>26</text:p>
          </table:table-cell>
          <table:table-cell table:style-name="ce5" table:formula="of:=[.$D25]+273.15" office:value-type="float" office:value="299.15" calcext:value-type="float">
            <text:p>299.15</text:p>
          </table:table-cell>
          <table:table-cell table:style-name="ce7" table:formula="of:=R0_*EXP(B_*((1/T) - (1/298.15)))" office:value-type="float" office:value="1255.33505417698" calcext:value-type="float">
            <text:p>1255.34</text:p>
          </table:table-cell>
          <table:table-cell table:style-name="ce10" table:formula="of:=ADC*R_/(Rp+R_)" office:value-type="float" office:value="948.446726523884" calcext:value-type="float">
            <text:p>948</text:p>
          </table:table-cell>
          <table:table-cell table:formula="of:=ABS(([.G25]-[.G24])/([.D25]-[.D24]))" office:value-type="float" office:value="2.68583087073534" calcext:value-type="float">
            <text:p>2.68583087073534</text:p>
          </table:table-cell>
          <table:table-cell/>
        </table:table-row>
        <table:table-row table:style-name="ro2">
          <table:table-cell table:number-columns-repeated="3"/>
          <table:table-cell office:value-type="float" office:value="28" calcext:value-type="float">
            <text:p>28</text:p>
          </table:table-cell>
          <table:table-cell table:style-name="ce5" table:formula="of:=[.$D26]+273.15" office:value-type="float" office:value="301.15" calcext:value-type="float">
            <text:p>301.15</text:p>
          </table:table-cell>
          <table:table-cell table:style-name="ce7" table:formula="of:=R0_*EXP(B_*((1/T) - (1/298.15)))" office:value-type="float" office:value="1160.74005946019" calcext:value-type="float">
            <text:p>1160.74</text:p>
          </table:table-cell>
          <table:table-cell table:style-name="ce10" table:formula="of:=ADC*R_/(Rp+R_)" office:value-type="float" office:value="942.777864452213" calcext:value-type="float">
            <text:p>943</text:p>
          </table:table-cell>
          <table:table-cell table:formula="of:=ABS(([.G26]-[.G25])/([.D26]-[.D25]))" office:value-type="float" office:value="2.83443103583522" calcext:value-type="float">
            <text:p>2.83443103583522</text:p>
          </table:table-cell>
          <table:table-cell/>
        </table:table-row>
        <table:table-row table:style-name="ro2">
          <table:table-cell table:number-columns-repeated="3"/>
          <table:table-cell office:value-type="float" office:value="30" calcext:value-type="float">
            <text:p>30</text:p>
          </table:table-cell>
          <table:table-cell table:style-name="ce5" table:formula="of:=[.$D27]+273.15" office:value-type="float" office:value="303.15" calcext:value-type="float">
            <text:p>303.15</text:p>
          </table:table-cell>
          <table:table-cell table:style-name="ce7" table:formula="of:=R0_*EXP(B_*((1/T) - (1/298.15)))" office:value-type="float" office:value="1074.3832732722" calcext:value-type="float">
            <text:p>1074.38</text:p>
          </table:table-cell>
          <table:table-cell table:style-name="ce10" table:formula="of:=ADC*R_/(Rp+R_)" office:value-type="float" office:value="936.805297614056" calcext:value-type="float">
            <text:p>937</text:p>
          </table:table-cell>
          <table:table-cell table:formula="of:=ABS(([.G27]-[.G26])/([.D27]-[.D26]))" office:value-type="float" office:value="2.98628341907857" calcext:value-type="float">
            <text:p>2.98628341907857</text:p>
          </table:table-cell>
          <table:table-cell/>
        </table:table-row>
        <table:table-row table:style-name="ro2">
          <table:table-cell table:number-columns-repeated="3"/>
          <table:table-cell office:value-type="float" office:value="32" calcext:value-type="float">
            <text:p>32</text:p>
          </table:table-cell>
          <table:table-cell table:style-name="ce5" table:formula="of:=[.$D28]+273.15" office:value-type="float" office:value="305.15" calcext:value-type="float">
            <text:p>305.15</text:p>
          </table:table-cell>
          <table:table-cell table:style-name="ce7" table:formula="of:=R0_*EXP(B_*((1/T) - (1/298.15)))" office:value-type="float" office:value="995.459566600533" calcext:value-type="float">
            <text:p>995.46</text:p>
          </table:table-cell>
          <table:table-cell table:style-name="ce10" table:formula="of:=ADC*R_/(Rp+R_)" office:value-type="float" office:value="930.523250038547" calcext:value-type="float">
            <text:p>931</text:p>
          </table:table-cell>
          <table:table-cell table:formula="of:=ABS(([.G28]-[.G27])/([.D28]-[.D27]))" office:value-type="float" office:value="3.14102378775482" calcext:value-type="float">
            <text:p>3.14102378775482</text:p>
          </table:table-cell>
          <table:table-cell/>
        </table:table-row>
        <table:table-row table:style-name="ro2">
          <table:table-cell table:number-columns-repeated="3"/>
          <table:table-cell office:value-type="float" office:value="34" calcext:value-type="float">
            <text:p>34</text:p>
          </table:table-cell>
          <table:table-cell table:style-name="ce5" table:formula="of:=[.$D29]+273.15" office:value-type="float" office:value="307.15" calcext:value-type="float">
            <text:p>307.15</text:p>
          </table:table-cell>
          <table:table-cell table:style-name="ce7" table:formula="of:=R0_*EXP(B_*((1/T) - (1/298.15)))" office:value-type="float" office:value="923.250463745342" calcext:value-type="float">
            <text:p>923.25</text:p>
          </table:table-cell>
          <table:table-cell table:style-name="ce10" table:formula="of:=ADC*R_/(Rp+R_)" office:value-type="float" office:value="923.926749483024" calcext:value-type="float">
            <text:p>924</text:p>
          </table:table-cell>
          <table:table-cell table:formula="of:=ABS(([.G29]-[.G28])/([.D29]-[.D28]))" office:value-type="float" office:value="3.29825027776155" calcext:value-type="float">
            <text:p>3.29825027776155</text:p>
          </table:table-cell>
          <table:table-cell/>
        </table:table-row>
        <table:table-row table:style-name="ro2">
          <table:table-cell table:number-columns-repeated="3"/>
          <table:table-cell office:value-type="float" office:value="36" calcext:value-type="float">
            <text:p>36</text:p>
          </table:table-cell>
          <table:table-cell table:style-name="ce5" table:formula="of:=[.$D30]+273.15" office:value-type="float" office:value="309.15" calcext:value-type="float">
            <text:p>309.15</text:p>
          </table:table-cell>
          <table:table-cell table:style-name="ce7" table:formula="of:=R0_*EXP(B_*((1/T) - (1/298.15)))" office:value-type="float" office:value="857.114007775513" calcext:value-type="float">
            <text:p>857.11</text:p>
          </table:table-cell>
          <table:table-cell table:style-name="ce10" table:formula="of:=ADC*R_/(Rp+R_)" office:value-type="float" office:value="917.011700624888" calcext:value-type="float">
            <text:p>917</text:p>
          </table:table-cell>
          <table:table-cell table:formula="of:=ABS(([.G30]-[.G29])/([.D30]-[.D29]))" office:value-type="float" office:value="3.45752442906786" calcext:value-type="float">
            <text:p>3.45752442906786</text:p>
          </table:table-cell>
          <table:table-cell/>
        </table:table-row>
        <table:table-row table:style-name="ro2">
          <table:table-cell table:number-columns-repeated="3"/>
          <table:table-cell office:value-type="float" office:value="38" calcext:value-type="float">
            <text:p>38</text:p>
          </table:table-cell>
          <table:table-cell table:style-name="ce5" table:formula="of:=[.$D31]+273.15" office:value-type="float" office:value="311.15" calcext:value-type="float">
            <text:p>311.15</text:p>
          </table:table-cell>
          <table:table-cell table:style-name="ce7" table:formula="of:=R0_*EXP(B_*((1/T) - (1/298.15)))" office:value-type="float" office:value="796.475901176084" calcext:value-type="float">
            <text:p>796.48</text:p>
          </table:table-cell>
          <table:table-cell table:style-name="ce10" table:formula="of:=ADC*R_/(Rp+R_)" office:value-type="float" office:value="909.774955170951" calcext:value-type="float">
            <text:p>910</text:p>
          </table:table-cell>
          <table:table-cell table:formula="of:=ABS(([.G31]-[.G30])/([.D31]-[.D30]))" office:value-type="float" office:value="3.61837272696823" calcext:value-type="float">
            <text:p>3.61837272696823</text:p>
          </table:table-cell>
          <table:table-cell/>
        </table:table-row>
        <table:table-row table:style-name="ro2">
          <table:table-cell table:number-columns-repeated="3"/>
          <table:table-cell office:value-type="float" office:value="40" calcext:value-type="float">
            <text:p>40</text:p>
          </table:table-cell>
          <table:table-cell table:style-name="ce5" table:formula="of:=[.$D32]+273.15" office:value-type="float" office:value="313.15" calcext:value-type="float">
            <text:p>313.15</text:p>
          </table:table-cell>
          <table:table-cell table:style-name="ce7" table:formula="of:=R0_*EXP(B_*((1/T) - (1/298.15)))" office:value-type="float" office:value="740.821750410839" calcext:value-type="float">
            <text:p>740.82</text:p>
          </table:table-cell>
          <table:table-cell table:style-name="ce10" table:formula="of:=ADC*R_/(Rp+R_)" office:value-type="float" office:value="902.214377839339" calcext:value-type="float">
            <text:p>902</text:p>
          </table:table-cell>
          <table:table-cell table:formula="of:=ABS(([.G32]-[.G31])/([.D32]-[.D31]))" office:value-type="float" office:value="3.78028866580615" calcext:value-type="float">
            <text:p>3.78028866580615</text:p>
          </table:table-cell>
          <table:table-cell/>
        </table:table-row>
        <table:table-row table:style-name="ro2">
          <table:table-cell table:number-columns-repeated="3"/>
          <table:table-cell office:value-type="float" office:value="42" calcext:value-type="float">
            <text:p>42</text:p>
          </table:table-cell>
          <table:table-cell table:style-name="ce5" table:formula="of:=[.$D33]+273.15" office:value-type="float" office:value="315.15" calcext:value-type="float">
            <text:p>315.15</text:p>
          </table:table-cell>
          <table:table-cell table:style-name="ce7" table:formula="of:=R0_*EXP(B_*((1/T) - (1/298.15)))" office:value-type="float" office:value="689.690267525941" calcext:value-type="float">
            <text:p>689.69</text:p>
          </table:table-cell>
          <table:table-cell table:style-name="ce10" table:formula="of:=ADC*R_/(Rp+R_)" office:value-type="float" office:value="894.328907153923" calcext:value-type="float">
            <text:p>894</text:p>
          </table:table-cell>
          <table:table-cell table:formula="of:=ABS(([.G33]-[.G32])/([.D33]-[.D32]))" office:value-type="float" office:value="3.9427353427082" calcext:value-type="float">
            <text:p>3.9427353427082</text:p>
          </table:table-cell>
          <table:table-cell/>
        </table:table-row>
        <table:table-row table:style-name="ro2">
          <table:table-cell table:number-columns-repeated="3"/>
          <table:table-cell office:value-type="float" office:value="44" calcext:value-type="float">
            <text:p>44</text:p>
          </table:table-cell>
          <table:table-cell table:style-name="ce5" table:formula="of:=[.$D34]+273.15" office:value-type="float" office:value="317.15" calcext:value-type="float">
            <text:p>317.15</text:p>
          </table:table-cell>
          <table:table-cell table:style-name="ce7" table:formula="of:=R0_*EXP(B_*((1/T) - (1/298.15)))" office:value-type="float" office:value="642.667302653911" calcext:value-type="float">
            <text:p>642.67</text:p>
          </table:table-cell>
          <table:table-cell table:style-name="ce10" table:formula="of:=ADC*R_/(Rp+R_)" office:value-type="float" office:value="886.118609996596" calcext:value-type="float">
            <text:p>886</text:p>
          </table:table-cell>
          <table:table-cell table:formula="of:=ABS(([.G34]-[.G33])/([.D34]-[.D33]))" office:value-type="float" office:value="4.10514857866332" calcext:value-type="float">
            <text:p>4.10514857866332</text:p>
          </table:table-cell>
          <table:table-cell/>
        </table:table-row>
        <table:table-row table:style-name="ro2">
          <table:table-cell table:number-columns-repeated="3"/>
          <table:table-cell office:value-type="float" office:value="46" calcext:value-type="float">
            <text:p>46</text:p>
          </table:table-cell>
          <table:table-cell table:style-name="ce5" table:formula="of:=[.$D35]+273.15" office:value-type="float" office:value="319.15" calcext:value-type="float">
            <text:p>319.15</text:p>
          </table:table-cell>
          <table:table-cell table:style-name="ce7" table:formula="of:=R0_*EXP(B_*((1/T) - (1/298.15)))" office:value-type="float" office:value="599.380598921586" calcext:value-type="float">
            <text:p>599.38</text:p>
          </table:table-cell>
          <table:table-cell table:style-name="ce10" table:formula="of:=ADC*R_/(Rp+R_)" office:value-type="float" office:value="877.584728890255" calcext:value-type="float">
            <text:p>878</text:p>
          </table:table-cell>
          <table:table-cell table:formula="of:=ABS(([.G35]-[.G34])/([.D35]-[.D34]))" office:value-type="float" office:value="4.26694055317063" calcext:value-type="float">
            <text:p>4.26694055317063</text:p>
          </table:table-cell>
          <table:table-cell/>
        </table:table-row>
        <table:table-row table:style-name="ro2">
          <table:table-cell table:number-columns-repeated="3"/>
          <table:table-cell office:value-type="float" office:value="48" calcext:value-type="float">
            <text:p>48</text:p>
          </table:table-cell>
          <table:table-cell table:style-name="ce5" table:formula="of:=[.$D36]+273.15" office:value-type="float" office:value="321.15" calcext:value-type="float">
            <text:p>321.15</text:p>
          </table:table-cell>
          <table:table-cell table:style-name="ce7" table:formula="of:=R0_*EXP(B_*((1/T) - (1/298.15)))" office:value-type="float" office:value="559.49517630446" calcext:value-type="float">
            <text:p>559.50</text:p>
          </table:table-cell>
          <table:table-cell table:style-name="ce10" table:formula="of:=ADC*R_/(Rp+R_)" office:value-type="float" office:value="868.729721036312" calcext:value-type="float">
            <text:p>869</text:p>
          </table:table-cell>
          <table:table-cell table:formula="of:=ABS(([.G36]-[.G35])/([.D36]-[.D35]))" office:value-type="float" office:value="4.42750392697127" calcext:value-type="float">
            <text:p>4.42750392697127</text:p>
          </table:table-cell>
          <table:table-cell/>
        </table:table-row>
        <table:table-row table:style-name="ro2">
          <table:table-cell table:number-columns-repeated="3"/>
          <table:table-cell office:value-type="float" office:value="50" calcext:value-type="float">
            <text:p>50</text:p>
          </table:table-cell>
          <table:table-cell table:style-name="ce5" table:formula="of:=[.$D37]+273.15" office:value-type="float" office:value="323.15" calcext:value-type="float">
            <text:p>323.15</text:p>
          </table:table-cell>
          <table:table-cell table:style-name="ce7" table:formula="of:=R0_*EXP(B_*((1/T) - (1/298.15)))" office:value-type="float" office:value="522.70926380754" calcext:value-type="float">
            <text:p>522.71</text:p>
          </table:table-cell>
          <table:table-cell table:style-name="ce10" table:formula="of:=ADC*R_/(Rp+R_)" office:value-type="float" office:value="859.55728820561" calcext:value-type="float">
            <text:p>860</text:p>
          </table:table-cell>
          <table:table-cell table:formula="of:=ABS(([.G37]-[.G36])/([.D37]-[.D36]))" office:value-type="float" office:value="4.58621641535103" calcext:value-type="float">
            <text:p>4.58621641535103</text:p>
          </table:table-cell>
          <table:table-cell/>
        </table:table-row>
        <table:table-row table:style-name="ro2">
          <table:table-cell table:number-columns-repeated="3"/>
          <table:table-cell office:value-type="float" office:value="52" calcext:value-type="float">
            <text:p>52</text:p>
          </table:table-cell>
          <table:table-cell table:style-name="ce5" table:formula="of:=[.$D38]+273.15" office:value-type="float" office:value="325.15" calcext:value-type="float">
            <text:p>325.15</text:p>
          </table:table-cell>
          <table:table-cell table:style-name="ce7" table:formula="of:=R0_*EXP(B_*((1/T) - (1/298.15)))" office:value-type="float" office:value="488.75071032807" calcext:value-type="float">
            <text:p>488.75</text:p>
          </table:table-cell>
          <table:table-cell table:style-name="ce10" table:formula="of:=ADC*R_/(Rp+R_)" office:value-type="float" office:value="850.072396680524" calcext:value-type="float">
            <text:p>850</text:p>
          </table:table-cell>
          <table:table-cell table:formula="of:=ABS(([.G38]-[.G37])/([.D38]-[.D37]))" office:value-type="float" office:value="4.7424457625429" calcext:value-type="float">
            <text:p>4.7424457625429</text:p>
          </table:table-cell>
          <table:table-cell/>
        </table:table-row>
        <table:table-row table:style-name="ro2">
          <table:table-cell table:number-columns-repeated="3"/>
          <table:table-cell office:value-type="float" office:value="54" calcext:value-type="float">
            <text:p>54</text:p>
          </table:table-cell>
          <table:table-cell table:style-name="ce5" table:formula="of:=[.$D39]+273.15" office:value-type="float" office:value="327.15" calcext:value-type="float">
            <text:p>327.15</text:p>
          </table:table-cell>
          <table:table-cell table:style-name="ce7" table:formula="of:=R0_*EXP(B_*((1/T) - (1/298.15)))" office:value-type="float" office:value="457.373813952395" calcext:value-type="float">
            <text:p>457.37</text:p>
          </table:table-cell>
          <table:table-cell table:style-name="ce10" table:formula="of:=ADC*R_/(Rp+R_)" office:value-type="float" office:value="840.281286568038" calcext:value-type="float">
            <text:p>840</text:p>
          </table:table-cell>
          <table:table-cell table:formula="of:=ABS(([.G39]-[.G38])/([.D39]-[.D38]))" office:value-type="float" office:value="4.89555505624338" calcext:value-type="float">
            <text:p>4.89555505624338</text:p>
          </table:table-cell>
          <table:table-cell/>
        </table:table-row>
        <table:table-row table:style-name="ro2">
          <table:table-cell table:number-columns-repeated="3"/>
          <table:table-cell office:value-type="float" office:value="56" calcext:value-type="float">
            <text:p>56</text:p>
          </table:table-cell>
          <table:table-cell table:style-name="ce5" table:formula="of:=[.$D40]+273.15" office:value-type="float" office:value="329.15" calcext:value-type="float">
            <text:p>329.15</text:p>
          </table:table-cell>
          <table:table-cell table:style-name="ce7" table:formula="of:=R0_*EXP(B_*((1/T) - (1/298.15)))" office:value-type="float" office:value="428.356517496482" calcext:value-type="float">
            <text:p>428.36</text:p>
          </table:table-cell>
          <table:table-cell table:style-name="ce10" table:formula="of:=ADC*R_/(Rp+R_)" office:value-type="float" office:value="830.19146994684" calcext:value-type="float">
            <text:p>830</text:p>
          </table:table-cell>
          <table:table-cell table:formula="of:=ABS(([.G40]-[.G39])/([.D40]-[.D39]))" office:value-type="float" office:value="5.04490831059889" calcext:value-type="float">
            <text:p>5.04490831059889</text:p>
          </table:table-cell>
          <table:table-cell/>
        </table:table-row>
        <table:table-row table:style-name="ro2">
          <table:table-cell table:number-columns-repeated="3"/>
          <table:table-cell office:value-type="float" office:value="58" calcext:value-type="float">
            <text:p>58</text:p>
          </table:table-cell>
          <table:table-cell table:style-name="ce5" table:formula="of:=[.$D41]+273.15" office:value-type="float" office:value="331.15" calcext:value-type="float">
            <text:p>331.15</text:p>
          </table:table-cell>
          <table:table-cell table:style-name="ce7" table:formula="of:=R0_*EXP(B_*((1/T) - (1/298.15)))" office:value-type="float" office:value="401.497925018057" calcext:value-type="float">
            <text:p>401.50</text:p>
          </table:table-cell>
          <table:table-cell table:style-name="ce10" table:formula="of:=ADC*R_/(Rp+R_)" office:value-type="float" office:value="819.811717473581" calcext:value-type="float">
            <text:p>820</text:p>
          </table:table-cell>
          <table:table-cell table:formula="of:=ABS(([.G41]-[.G40])/([.D41]-[.D40]))" office:value-type="float" office:value="5.18987623662952" calcext:value-type="float">
            <text:p>5.18987623662952</text:p>
          </table:table-cell>
          <table:table-cell/>
        </table:table-row>
        <table:table-row table:style-name="ro2">
          <table:table-cell table:number-columns-repeated="3"/>
          <table:table-cell office:value-type="float" office:value="60" calcext:value-type="float">
            <text:p>60</text:p>
          </table:table-cell>
          <table:table-cell table:style-name="ce5" table:formula="of:=[.$D42]+273.15" office:value-type="float" office:value="333.15" calcext:value-type="float">
            <text:p>333.15</text:p>
          </table:table-cell>
          <table:table-cell table:style-name="ce7" table:formula="of:=R0_*EXP(B_*((1/T) - (1/298.15)))" office:value-type="float" office:value="376.616099977419" calcext:value-type="float">
            <text:p>376.62</text:p>
          </table:table-cell>
          <table:table-cell table:style-name="ce10" table:formula="of:=ADC*R_/(Rp+R_)" office:value-type="float" office:value="809.152033250972" calcext:value-type="float">
            <text:p>809</text:p>
          </table:table-cell>
          <table:table-cell table:formula="of:=ABS(([.G42]-[.G41])/([.D42]-[.D41]))" office:value-type="float" office:value="5.32984211130452" calcext:value-type="float">
            <text:p>5.32984211130452</text:p>
          </table:table-cell>
          <table:table-cell/>
        </table:table-row>
        <table:table-row table:style-name="ro2">
          <table:table-cell table:number-columns-repeated="3"/>
          <table:table-cell office:value-type="float" office:value="62" calcext:value-type="float">
            <text:p>62</text:p>
          </table:table-cell>
          <table:table-cell table:style-name="ce5" table:formula="of:=[.$D43]+273.15" office:value-type="float" office:value="335.15" calcext:value-type="float">
            <text:p>335.15</text:p>
          </table:table-cell>
          <table:table-cell table:style-name="ce7" table:formula="of:=R0_*EXP(B_*((1/T) - (1/298.15)))" office:value-type="float" office:value="353.546110846469" calcext:value-type="float">
            <text:p>353.55</text:p>
          </table:table-cell>
          <table:table-cell table:style-name="ce10" table:formula="of:=ADC*R_/(Rp+R_)" office:value-type="float" office:value="798.22361794948" calcext:value-type="float">
            <text:p>798</text:p>
          </table:table-cell>
          <table:table-cell table:formula="of:=ABS(([.G43]-[.G42])/([.D43]-[.D42]))" office:value-type="float" office:value="5.46420765074606" calcext:value-type="float">
            <text:p>5.46420765074606</text:p>
          </table:table-cell>
          <table:table-cell/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table:style-name="ce5" table:formula="of:=[.$D44]+273.15" office:value-type="float" office:value="337.15" calcext:value-type="float">
            <text:p>337.15</text:p>
          </table:table-cell>
          <table:table-cell table:style-name="ce7" table:formula="of:=R0_*EXP(B_*((1/T) - (1/298.15)))" office:value-type="float" office:value="332.138294382393" calcext:value-type="float">
            <text:p>332.14</text:p>
          </table:table-cell>
          <table:table-cell table:style-name="ce10" table:formula="of:=ADC*R_/(Rp+R_)" office:value-type="float" office:value="787.038820370343" calcext:value-type="float">
            <text:p>787</text:p>
          </table:table-cell>
          <table:table-cell table:formula="of:=ABS(([.G44]-[.G43])/([.D44]-[.D43]))" office:value-type="float" office:value="5.59239878956839" calcext:value-type="float">
            <text:p>5.59239878956839</text:p>
          </table:table-cell>
          <table:table-cell/>
        </table:table-row>
        <table:table-row table:style-name="ro2">
          <table:table-cell table:number-columns-repeated="3"/>
          <table:table-cell office:value-type="float" office:value="66" calcext:value-type="float">
            <text:p>66</text:p>
          </table:table-cell>
          <table:table-cell table:style-name="ce5" table:formula="of:=[.$D45]+273.15" office:value-type="float" office:value="339.15" calcext:value-type="float">
            <text:p>339.15</text:p>
          </table:table-cell>
          <table:table-cell table:style-name="ce7" table:formula="of:=R0_*EXP(B_*((1/T) - (1/298.15)))" office:value-type="float" office:value="312.256710595968" calcext:value-type="float">
            <text:p>312.26</text:p>
          </table:table-cell>
          <table:table-cell table:style-name="ce10" table:formula="of:=ADC*R_/(Rp+R_)" office:value-type="float" office:value="775.611077835536" calcext:value-type="float">
            <text:p>776</text:p>
          </table:table-cell>
          <table:table-cell table:formula="of:=ABS(([.G45]-[.G44])/([.D45]-[.D44]))" office:value-type="float" office:value="5.71387126740365" calcext:value-type="float">
            <text:p>5.71387126740365</text:p>
          </table:table-cell>
          <table:table-cell/>
        </table:table-row>
        <table:table-row table:style-name="ro2">
          <table:table-cell table:number-columns-repeated="3"/>
          <table:table-cell office:value-type="float" office:value="68" calcext:value-type="float">
            <text:p>68</text:p>
          </table:table-cell>
          <table:table-cell table:style-name="ce5" table:formula="of:=[.$D46]+273.15" office:value-type="float" office:value="341.15" calcext:value-type="float">
            <text:p>341.15</text:p>
          </table:table-cell>
          <table:table-cell table:style-name="ce7" table:formula="of:=R0_*EXP(B_*((1/T) - (1/298.15)))" office:value-type="float" office:value="293.777766741422" calcext:value-type="float">
            <text:p>293.78</text:p>
          </table:table-cell>
          <table:table-cell table:style-name="ce10" table:formula="of:=ADC*R_/(Rp+R_)" office:value-type="float" office:value="763.954845984888" calcext:value-type="float">
            <text:p>764</text:p>
          </table:table-cell>
          <table:table-cell table:formula="of:=ABS(([.G46]-[.G45])/([.D46]-[.D45]))" office:value-type="float" office:value="5.82811592532386" calcext:value-type="float">
            <text:p>5.82811592532386</text:p>
          </table:table-cell>
          <table:table-cell/>
        </table:table-row>
        <table:table-row table:style-name="ro2">
          <table:table-cell table:number-columns-repeated="3"/>
          <table:table-cell office:value-type="float" office:value="70" calcext:value-type="float">
            <text:p>70</text:p>
          </table:table-cell>
          <table:table-cell table:style-name="ce5" table:formula="of:=[.$D47]+273.15" office:value-type="float" office:value="343.15" calcext:value-type="float">
            <text:p>343.15</text:p>
          </table:table-cell>
          <table:table-cell table:style-name="ce7" table:formula="of:=R0_*EXP(B_*((1/T) - (1/298.15)))" office:value-type="float" office:value="276.588990508892" calcext:value-type="float">
            <text:p>276.59</text:p>
          </table:table-cell>
          <table:table-cell table:style-name="ce10" table:formula="of:=ADC*R_/(Rp+R_)" office:value-type="float" office:value="752.085518746512" calcext:value-type="float">
            <text:p>752</text:p>
          </table:table-cell>
          <table:table-cell table:formula="of:=ABS(([.G47]-[.G46])/([.D47]-[.D46]))" office:value-type="float" office:value="5.93466361918775" calcext:value-type="float">
            <text:p>5.93466361918775</text:p>
          </table:table-cell>
          <table:table-cell/>
        </table:table-row>
        <table:table-row table:style-name="ro2">
          <table:table-cell table:number-columns-repeated="3"/>
          <table:table-cell office:value-type="float" office:value="72" calcext:value-type="float">
            <text:p>72</text:p>
          </table:table-cell>
          <table:table-cell table:style-name="ce5" table:formula="of:=[.$D48]+273.15" office:value-type="float" office:value="345.15" calcext:value-type="float">
            <text:p>345.15</text:p>
          </table:table-cell>
          <table:table-cell table:style-name="ce7" table:formula="of:=R0_*EXP(B_*((1/T) - (1/298.15)))" office:value-type="float" office:value="260.587935074324" calcext:value-type="float">
            <text:p>260.59</text:p>
          </table:table-cell>
          <table:table-cell table:style-name="ce10" table:formula="of:=ADC*R_/(Rp+R_)" office:value-type="float" office:value="740.019339418848" calcext:value-type="float">
            <text:p>740</text:p>
          </table:table-cell>
          <table:table-cell table:formula="of:=ABS(([.G48]-[.G47])/([.D48]-[.D47]))" office:value-type="float" office:value="6.03308966383207" calcext:value-type="float">
            <text:p>6.03308966383207</text:p>
          </table:table-cell>
          <table:table-cell/>
        </table:table-row>
        <table:table-row table:style-name="ro2">
          <table:table-cell table:number-columns-repeated="3"/>
          <table:table-cell office:value-type="float" office:value="74" calcext:value-type="float">
            <text:p>74</text:p>
          </table:table-cell>
          <table:table-cell table:style-name="ce5" table:formula="of:=[.$D49]+273.15" office:value-type="float" office:value="347.15" calcext:value-type="float">
            <text:p>347.15</text:p>
          </table:table-cell>
          <table:table-cell table:style-name="ce7" table:formula="of:=R0_*EXP(B_*((1/T) - (1/298.15)))" office:value-type="float" office:value="245.681200808704" calcext:value-type="float">
            <text:p>245.68</text:p>
          </table:table-cell>
          <table:table-cell table:style-name="ce10" table:formula="of:=ADC*R_/(Rp+R_)" office:value-type="float" office:value="727.773303956246" calcext:value-type="float">
            <text:p>728</text:p>
          </table:table-cell>
          <table:table-cell table:formula="of:=ABS(([.G49]-[.G48])/([.D49]-[.D48]))" office:value-type="float" office:value="6.12301773130116" calcext:value-type="float">
            <text:p>6.12301773130116</text:p>
          </table:table-cell>
          <table:table-cell/>
        </table:table-row>
        <table:table-row table:style-name="ro2">
          <table:table-cell table:number-columns-repeated="3"/>
          <table:table-cell office:value-type="float" office:value="76" calcext:value-type="float">
            <text:p>76</text:p>
          </table:table-cell>
          <table:table-cell table:style-name="ce5" table:formula="of:=[.$D50]+273.15" office:value-type="float" office:value="349.15" calcext:value-type="float">
            <text:p>349.15</text:p>
          </table:table-cell>
          <table:table-cell table:style-name="ce7" table:formula="of:=R0_*EXP(B_*((1/T) - (1/298.15)))" office:value-type="float" office:value="231.783560314082" calcext:value-type="float">
            <text:p>231.78</text:p>
          </table:table-cell>
          <table:table-cell table:style-name="ce10" table:formula="of:=ADC*R_/(Rp+R_)" office:value-type="float" office:value="715.365057680786" calcext:value-type="float">
            <text:p>715</text:p>
          </table:table-cell>
          <table:table-cell table:formula="of:=ABS(([.G50]-[.G49])/([.D50]-[.D49]))" office:value-type="float" office:value="6.20412313772977" calcext:value-type="float">
            <text:p>6.20412313772977</text:p>
          </table:table-cell>
          <table:table-cell/>
        </table:table-row>
        <table:table-row table:style-name="ro2">
          <table:table-cell table:number-columns-repeated="3"/>
          <table:table-cell office:value-type="float" office:value="78" calcext:value-type="float">
            <text:p>78</text:p>
          </table:table-cell>
          <table:table-cell table:style-name="ce5" table:formula="of:=[.$D51]+273.15" office:value-type="float" office:value="351.15" calcext:value-type="float">
            <text:p>351.15</text:p>
          </table:table-cell>
          <table:table-cell table:style-name="ce7" table:formula="of:=R0_*EXP(B_*((1/T) - (1/298.15)))" office:value-type="float" office:value="218.817175076973" calcext:value-type="float">
            <text:p>218.82</text:p>
          </table:table-cell>
          <table:table-cell table:style-name="ce10" table:formula="of:=ADC*R_/(Rp+R_)" office:value-type="float" office:value="702.812786747523" calcext:value-type="float">
            <text:p>703</text:p>
          </table:table-cell>
          <table:table-cell table:formula="of:=ABS(([.G51]-[.G50])/([.D51]-[.D50]))" office:value-type="float" office:value="6.27613546663156" calcext:value-type="float">
            <text:p>6.27613546663156</text:p>
          </table:table-cell>
          <table:table-cell/>
        </table:table-row>
        <table:table-row table:style-name="ro2">
          <table:table-cell table:number-columns-repeated="3"/>
          <table:table-cell office:value-type="float" office:value="80" calcext:value-type="float">
            <text:p>80</text:p>
          </table:table-cell>
          <table:table-cell table:style-name="ce5" table:formula="of:=[.$D52]+273.15" office:value-type="float" office:value="353.15" calcext:value-type="float">
            <text:p>353.15</text:p>
          </table:table-cell>
          <table:table-cell table:style-name="ce7" table:formula="of:=R0_*EXP(B_*((1/T) - (1/298.15)))" office:value-type="float" office:value="206.710893443549" calcext:value-type="float">
            <text:p>206.71</text:p>
          </table:table-cell>
          <table:table-cell table:style-name="ce10" table:formula="of:=ADC*R_/(Rp+R_)" office:value-type="float" office:value="690.135105765824" calcext:value-type="float">
            <text:p>690</text:p>
          </table:table-cell>
          <table:table-cell table:formula="of:=ABS(([.G52]-[.G51])/([.D52]-[.D51]))" office:value-type="float" office:value="6.33884049084941" calcext:value-type="float">
            <text:p>6.33884049084941</text:p>
          </table:table-cell>
          <table:table-cell/>
        </table:table-row>
        <table:table-row table:style-name="ro2">
          <table:table-cell table:number-columns-repeated="3"/>
          <table:table-cell office:value-type="float" office:value="82" calcext:value-type="float">
            <text:p>82</text:p>
          </table:table-cell>
          <table:table-cell table:style-name="ce5" table:formula="of:=[.$D53]+273.15" office:value-type="float" office:value="355.15" calcext:value-type="float">
            <text:p>355.15</text:p>
          </table:table-cell>
          <table:table-cell table:style-name="ce7" table:formula="of:=R0_*EXP(B_*((1/T) - (1/298.15)))" office:value-type="float" office:value="195.399620853983" calcext:value-type="float">
            <text:p>195.40</text:p>
          </table:table-cell>
          <table:table-cell table:style-name="ce10" table:formula="of:=ADC*R_/(Rp+R_)" office:value-type="float" office:value="677.350943024343" calcext:value-type="float">
            <text:p>677</text:p>
          </table:table-cell>
          <table:table-cell table:formula="of:=ABS(([.G53]-[.G52])/([.D53]-[.D52]))" office:value-type="float" office:value="6.39208137074075" calcext:value-type="float">
            <text:p>6.39208137074075</text:p>
          </table:table-cell>
          <table:table-cell/>
        </table:table-row>
        <table:table-row table:style-name="ro2">
          <table:table-cell table:number-columns-repeated="3"/>
          <table:table-cell office:value-type="float" office:value="84" calcext:value-type="float">
            <text:p>84</text:p>
          </table:table-cell>
          <table:table-cell table:style-name="ce5" table:formula="of:=[.$D54]+273.15" office:value-type="float" office:value="357.15" calcext:value-type="float">
            <text:p>357.15</text:p>
          </table:table-cell>
          <table:table-cell table:style-name="ce7" table:formula="of:=R0_*EXP(B_*((1/T) - (1/298.15)))" office:value-type="float" office:value="184.823754349869" calcext:value-type="float">
            <text:p>184.82</text:p>
          </table:table-cell>
          <table:table-cell table:style-name="ce10" table:formula="of:=ADC*R_/(Rp+R_)" office:value-type="float" office:value="664.479424780649" calcext:value-type="float">
            <text:p>664</text:p>
          </table:table-cell>
          <table:table-cell table:formula="of:=ABS(([.G54]-[.G53])/([.D54]-[.D53]))" office:value-type="float" office:value="6.43575912184679" calcext:value-type="float">
            <text:p>6.43575912184679</text:p>
          </table:table-cell>
          <table:table-cell/>
        </table:table-row>
        <table:table-row table:style-name="ro2">
          <table:table-cell table:number-columns-repeated="3"/>
          <table:table-cell office:value-type="float" office:value="86" calcext:value-type="float">
            <text:p>86</text:p>
          </table:table-cell>
          <table:table-cell table:style-name="ce5" table:formula="of:=[.$D55]+273.15" office:value-type="float" office:value="359.15" calcext:value-type="float">
            <text:p>359.15</text:p>
          </table:table-cell>
          <table:table-cell table:style-name="ce7" table:formula="of:=R0_*EXP(B_*((1/T) - (1/298.15)))" office:value-type="float" office:value="174.928674309611" calcext:value-type="float">
            <text:p>174.93</text:p>
          </table:table-cell>
          <table:table-cell table:style-name="ce10" table:formula="of:=ADC*R_/(Rp+R_)" office:value-type="float" office:value="651.539760059068" calcext:value-type="float">
            <text:p>652</text:p>
          </table:table-cell>
          <table:table-cell table:formula="of:=ABS(([.G55]-[.G54])/([.D55]-[.D54]))" office:value-type="float" office:value="6.46983236079063" calcext:value-type="float">
            <text:p>6.46983236079063</text:p>
          </table:table-cell>
          <table:table-cell/>
        </table:table-row>
        <table:table-row table:style-name="ro2">
          <table:table-cell table:number-columns-repeated="3"/>
          <table:table-cell office:value-type="float" office:value="88" calcext:value-type="float">
            <text:p>88</text:p>
          </table:table-cell>
          <table:table-cell table:style-name="ce5" table:formula="of:=[.$D56]+273.15" office:value-type="float" office:value="361.15" calcext:value-type="float">
            <text:p>361.15</text:p>
          </table:table-cell>
          <table:table-cell table:style-name="ce7" table:formula="of:=R0_*EXP(B_*((1/T) - (1/298.15)))" office:value-type="float" office:value="165.664287190178" calcext:value-type="float">
            <text:p>165.66</text:p>
          </table:table-cell>
          <table:table-cell table:style-name="ce10" table:formula="of:=ADC*R_/(Rp+R_)" office:value-type="float" office:value="638.551127353087" calcext:value-type="float">
            <text:p>639</text:p>
          </table:table-cell>
          <table:table-cell table:formula="of:=ABS(([.G56]-[.G55])/([.D56]-[.D55]))" office:value-type="float" office:value="6.49431635299072" calcext:value-type="float">
            <text:p>6.49431635299072</text:p>
          </table:table-cell>
          <table:table-cell/>
        </table:table-row>
        <table:table-row table:style-name="ro2">
          <table:table-cell table:number-columns-repeated="3"/>
          <table:table-cell office:value-type="float" office:value="90" calcext:value-type="float">
            <text:p>90</text:p>
          </table:table-cell>
          <table:table-cell table:style-name="ce5" table:formula="of:=[.$D57]+273.15" office:value-type="float" office:value="363.15" calcext:value-type="float">
            <text:p>363.15</text:p>
          </table:table-cell>
          <table:table-cell table:style-name="ce7" table:formula="of:=R0_*EXP(B_*((1/T) - (1/298.15)))" office:value-type="float" office:value="156.984613775042" calcext:value-type="float">
            <text:p>156.98</text:p>
          </table:table-cell>
          <table:table-cell table:style-name="ce10" table:formula="of:=ADC*R_/(Rp+R_)" office:value-type="float" office:value="625.532564554085" calcext:value-type="float">
            <text:p>626</text:p>
          </table:table-cell>
          <table:table-cell table:formula="of:=ABS(([.G57]-[.G56])/([.D57]-[.D56]))" office:value-type="float" office:value="6.50928139950076" calcext:value-type="float">
            <text:p>6.50928139950076</text:p>
          </table:table-cell>
          <table:table-cell/>
        </table:table-row>
        <table:table-row table:style-name="ro2">
          <table:table-cell table:number-columns-repeated="3"/>
          <table:table-cell office:value-type="float" office:value="92" calcext:value-type="float">
            <text:p>92</text:p>
          </table:table-cell>
          <table:table-cell table:style-name="ce5" table:formula="of:=[.$D58]+273.15" office:value-type="float" office:value="365.15" calcext:value-type="float">
            <text:p>365.15</text:p>
          </table:table-cell>
          <table:table-cell table:style-name="ce7" table:formula="of:=R0_*EXP(B_*((1/T) - (1/298.15)))" office:value-type="float" office:value="148.847418060841" calcext:value-type="float">
            <text:p>148.85</text:p>
          </table:table-cell>
          <table:table-cell table:style-name="ce10" table:formula="of:=ADC*R_/(Rp+R_)" office:value-type="float" office:value="612.50286332903" calcext:value-type="float">
            <text:p>613</text:p>
          </table:table-cell>
          <table:table-cell table:formula="of:=ABS(([.G58]-[.G57])/([.D58]-[.D57]))" office:value-type="float" office:value="6.51485061252737" calcext:value-type="float">
            <text:p>6.51485061252737</text:p>
          </table:table-cell>
          <table:table-cell/>
        </table:table-row>
        <table:table-row table:style-name="ro2">
          <table:table-cell table:number-columns-repeated="3"/>
          <table:table-cell office:value-type="float" office:value="94" calcext:value-type="float">
            <text:p>94</text:p>
          </table:table-cell>
          <table:table-cell table:style-name="ce5" table:formula="of:=[.$D59]+273.15" office:value-type="float" office:value="367.15" calcext:value-type="float">
            <text:p>367.15</text:p>
          </table:table-cell>
          <table:table-cell table:style-name="ce7" table:formula="of:=R0_*EXP(B_*((1/T) - (1/298.15)))" office:value-type="float" office:value="141.213872470863" calcext:value-type="float">
            <text:p>141.21</text:p>
          </table:table-cell>
          <table:table-cell table:style-name="ce10" table:formula="of:=ADC*R_/(Rp+R_)" office:value-type="float" office:value="599.48046904985" calcext:value-type="float">
            <text:p>599</text:p>
          </table:table-cell>
          <table:table-cell table:formula="of:=ABS(([.G59]-[.G58])/([.D59]-[.D58]))" office:value-type="float" office:value="6.51119713958997" calcext:value-type="float">
            <text:p>6.51119713958997</text:p>
          </table:table-cell>
          <table:table-cell/>
        </table:table-row>
        <table:table-row table:style-name="ro2">
          <table:table-cell table:number-columns-repeated="3"/>
          <table:table-cell office:value-type="float" office:value="96" calcext:value-type="float">
            <text:p>96</text:p>
          </table:table-cell>
          <table:table-cell table:style-name="ce5" table:formula="of:=[.$D60]+273.15" office:value-type="float" office:value="369.15" calcext:value-type="float">
            <text:p>369.15</text:p>
          </table:table-cell>
          <table:table-cell table:style-name="ce7" table:formula="of:=R0_*EXP(B_*((1/T) - (1/298.15)))" office:value-type="float" office:value="134.048255571704" calcext:value-type="float">
            <text:p>134.05</text:p>
          </table:table-cell>
          <table:table-cell table:style-name="ce10" table:formula="of:=ADC*R_/(Rp+R_)" office:value-type="float" office:value="586.483387240507" calcext:value-type="float">
            <text:p>586</text:p>
          </table:table-cell>
          <table:table-cell table:formula="of:=ABS(([.G60]-[.G59])/([.D60]-[.D59]))" office:value-type="float" office:value="6.49854090467147" calcext:value-type="float">
            <text:p>6.49854090467147</text:p>
          </table:table-cell>
          <table:table-cell/>
        </table:table-row>
        <table:table-row table:style-name="ro2">
          <table:table-cell table:number-columns-repeated="3"/>
          <table:table-cell office:value-type="float" office:value="98" calcext:value-type="float">
            <text:p>98</text:p>
          </table:table-cell>
          <table:table-cell table:style-name="ce5" table:formula="of:=[.$D61]+273.15" office:value-type="float" office:value="371.15" calcext:value-type="float">
            <text:p>371.15</text:p>
          </table:table-cell>
          <table:table-cell table:style-name="ce7" table:formula="of:=R0_*EXP(B_*((1/T) - (1/298.15)))" office:value-type="float" office:value="127.317678899091" calcext:value-type="float">
            <text:p>127.32</text:p>
          </table:table-cell>
          <table:table-cell table:style-name="ce10" table:formula="of:=ADC*R_/(Rp+R_)" office:value-type="float" office:value="573.529097358693" calcext:value-type="float">
            <text:p>574</text:p>
          </table:table-cell>
          <table:table-cell table:formula="of:=ABS(([.G61]-[.G60])/([.D61]-[.D60]))" office:value-type="float" office:value="6.47714494090701" calcext:value-type="float">
            <text:p>6.47714494090701</text:p>
          </table:table-cell>
          <table:table-cell/>
        </table:table-row>
        <table:table-row table:style-name="ro2">
          <table:table-cell table:number-columns-repeated="3"/>
          <table:table-cell office:value-type="float" office:value="100" calcext:value-type="float">
            <text:p>100</text:p>
          </table:table-cell>
          <table:table-cell table:style-name="ce5" table:formula="of:=[.$D62]+273.15" office:value-type="float" office:value="373.15" calcext:value-type="float">
            <text:p>373.15</text:p>
          </table:table-cell>
          <table:table-cell table:style-name="ce7" table:formula="of:=R0_*EXP(B_*((1/T) - (1/298.15)))" office:value-type="float" office:value="120.991839877234" calcext:value-type="float">
            <text:p>120.99</text:p>
          </table:table-cell>
          <table:table-cell table:style-name="ce10" table:formula="of:=ADC*R_/(Rp+R_)" office:value-type="float" office:value="560.634474572068" calcext:value-type="float">
            <text:p>561</text:p>
          </table:table-cell>
          <table:table-cell table:formula="of:=ABS(([.G62]-[.G61])/([.D62]-[.D61]))" office:value-type="float" office:value="6.44731139331293" calcext:value-type="float">
            <text:p>6.44731139331293</text:p>
          </table:table-cell>
          <table:table-cell/>
        </table:table-row>
        <table:table-row table:style-name="ro2">
          <table:table-cell table:number-columns-repeated="3"/>
          <table:table-cell office:value-type="float" office:value="102" calcext:value-type="float">
            <text:p>102</text:p>
          </table:table-cell>
          <table:table-cell table:style-name="ce5" table:formula="of:=[.$D63]+273.15" office:value-type="float" office:value="375.15" calcext:value-type="float">
            <text:p>375.15</text:p>
          </table:table-cell>
          <table:table-cell table:style-name="ce7" table:formula="of:=R0_*EXP(B_*((1/T) - (1/298.15)))" office:value-type="float" office:value="115.042798149726" calcext:value-type="float">
            <text:p>115.04</text:p>
          </table:table-cell>
          <table:table-cell table:style-name="ce10" table:formula="of:=ADC*R_/(Rp+R_)" office:value-type="float" office:value="547.815720028426" calcext:value-type="float">
            <text:p>548</text:p>
          </table:table-cell>
          <table:table-cell table:formula="of:=ABS(([.G63]-[.G62])/([.D63]-[.D62]))" office:value-type="float" office:value="6.40937727182103" calcext:value-type="float">
            <text:p>6.40937727182103</text:p>
          </table:table-cell>
          <table:table-cell/>
        </table:table-row>
        <table:table-row table:style-name="ro2">
          <table:table-cell table:number-columns-repeated="3"/>
          <table:table-cell office:value-type="float" office:value="104" calcext:value-type="float">
            <text:p>104</text:p>
          </table:table-cell>
          <table:table-cell table:style-name="ce5" table:formula="of:=[.$D64]+273.15" office:value-type="float" office:value="377.15" calcext:value-type="float">
            <text:p>377.15</text:p>
          </table:table-cell>
          <table:table-cell table:style-name="ce7" table:formula="of:=R0_*EXP(B_*((1/T) - (1/298.15)))" office:value-type="float" office:value="109.444772934413" calcext:value-type="float">
            <text:p>109.44</text:p>
          </table:table-cell>
          <table:table-cell table:style-name="ce10" table:formula="of:=ADC*R_/(Rp+R_)" office:value-type="float" office:value="535.08829995931" calcext:value-type="float">
            <text:p>535</text:p>
          </table:table-cell>
          <table:table-cell table:formula="of:=ABS(([.G64]-[.G63])/([.D64]-[.D63]))" office:value-type="float" office:value="6.36371003455781" calcext:value-type="float">
            <text:p>6.36371003455781</text:p>
          </table:table-cell>
          <table:table-cell/>
        </table:table-row>
        <table:table-row table:style-name="ro2">
          <table:table-cell table:number-columns-repeated="3"/>
          <table:table-cell office:value-type="float" office:value="106" calcext:value-type="float">
            <text:p>106</text:p>
          </table:table-cell>
          <table:table-cell table:style-name="ce5" table:formula="of:=[.$D65]+273.15" office:value-type="float" office:value="379.15" calcext:value-type="float">
            <text:p>379.15</text:p>
          </table:table-cell>
          <table:table-cell table:style-name="ce7" table:formula="of:=R0_*EXP(B_*((1/T) - (1/298.15)))" office:value-type="float" office:value="104.173959274815" calcext:value-type="float">
            <text:p>104.17</text:p>
          </table:table-cell>
          <table:table-cell table:style-name="ce10" table:formula="of:=ADC*R_/(Rp+R_)" office:value-type="float" office:value="522.466893801225" calcext:value-type="float">
            <text:p>522</text:p>
          </table:table-cell>
          <table:table-cell table:formula="of:=ABS(([.G65]-[.G64])/([.D65]-[.D64]))" office:value-type="float" office:value="6.31070307904247" calcext:value-type="float">
            <text:p>6.31070307904247</text:p>
          </table:table-cell>
          <table:table-cell/>
        </table:table-row>
        <table:table-row table:style-name="ro2">
          <table:table-cell table:number-columns-repeated="3"/>
          <table:table-cell office:value-type="float" office:value="108" calcext:value-type="float">
            <text:p>108</text:p>
          </table:table-cell>
          <table:table-cell table:style-name="ce5" table:formula="of:=[.$D66]+273.15" office:value-type="float" office:value="381.15" calcext:value-type="float">
            <text:p>381.15</text:p>
          </table:table-cell>
          <table:table-cell table:style-name="ce7" table:formula="of:=R0_*EXP(B_*((1/T) - (1/298.15)))" office:value-type="float" office:value="99.2083612907001" calcext:value-type="float">
            <text:p>99.21</text:p>
          </table:table-cell>
          <table:table-cell table:style-name="ce10" table:formula="of:=ADC*R_/(Rp+R_)" office:value-type="float" office:value="509.96535137112" calcext:value-type="float">
            <text:p>510</text:p>
          </table:table-cell>
          <table:table-cell table:formula="of:=ABS(([.G66]-[.G65])/([.D66]-[.D65]))" office:value-type="float" office:value="6.25077121505242" calcext:value-type="float">
            <text:p>6.25077121505242</text:p>
          </table:table-cell>
          <table:table-cell/>
        </table:table-row>
        <table:table-row table:style-name="ro2">
          <table:table-cell table:number-columns-repeated="3"/>
          <table:table-cell office:value-type="float" office:value="110" calcext:value-type="float">
            <text:p>110</text:p>
          </table:table-cell>
          <table:table-cell table:style-name="ce5" table:formula="of:=[.$D67]+273.15" office:value-type="float" office:value="383.15" calcext:value-type="float">
            <text:p>383.15</text:p>
          </table:table-cell>
          <table:table-cell table:style-name="ce7" table:formula="of:=R0_*EXP(B_*((1/T) - (1/298.15)))" office:value-type="float" office:value="94.5276407340136" calcext:value-type="float">
            <text:p>94.53</text:p>
          </table:table-cell>
          <table:table-cell table:style-name="ce10" table:formula="of:=ADC*R_/(Rp+R_)" office:value-type="float" office:value="497.596658996054" calcext:value-type="float">
            <text:p>498</text:p>
          </table:table-cell>
          <table:table-cell table:formula="of:=ABS(([.G67]-[.G66])/([.D67]-[.D66]))" office:value-type="float" office:value="6.18434618753287" calcext:value-type="float">
            <text:p>6.18434618753287</text:p>
          </table:table-cell>
          <table:table-cell/>
        </table:table-row>
        <table:table-row table:style-name="ro2">
          <table:table-cell table:number-columns-repeated="3"/>
          <table:table-cell office:value-type="float" office:value="112" calcext:value-type="float">
            <text:p>112</text:p>
          </table:table-cell>
          <table:table-cell table:style-name="ce5" table:formula="of:=[.$D68]+273.15" office:value-type="float" office:value="385.15" calcext:value-type="float">
            <text:p>385.15</text:p>
          </table:table-cell>
          <table:table-cell table:style-name="ce7" table:formula="of:=R0_*EXP(B_*((1/T) - (1/298.15)))" office:value-type="float" office:value="90.1129793367866" calcext:value-type="float">
            <text:p>90.11</text:p>
          </table:table-cell>
          <table:table-cell table:style-name="ce10" table:formula="of:=ADC*R_/(Rp+R_)" office:value-type="float" office:value="485.372914373207" calcext:value-type="float">
            <text:p>485</text:p>
          </table:table-cell>
          <table:table-cell table:formula="of:=ABS(([.G68]-[.G67])/([.D68]-[.D67]))" office:value-type="float" office:value="6.11187231142355" calcext:value-type="float">
            <text:p>6.11187231142355</text:p>
          </table:table-cell>
          <table:table-cell/>
        </table:table-row>
        <table:table-row table:style-name="ro2">
          <table:table-cell table:number-columns-repeated="3"/>
          <table:table-cell office:value-type="float" office:value="114" calcext:value-type="float">
            <text:p>114</text:p>
          </table:table-cell>
          <table:table-cell table:style-name="ce5" table:formula="of:=[.$D69]+273.15" office:value-type="float" office:value="387.15" calcext:value-type="float">
            <text:p>387.15</text:p>
          </table:table-cell>
          <table:table-cell table:style-name="ce7" table:formula="of:=R0_*EXP(B_*((1/T) - (1/298.15)))" office:value-type="float" office:value="85.9469535976359" calcext:value-type="float">
            <text:p>85.95</text:p>
          </table:table-cell>
          <table:table-cell table:style-name="ce10" table:formula="of:=ADC*R_/(Rp+R_)" office:value-type="float" office:value="473.305309827341" calcext:value-type="float">
            <text:p>473</text:p>
          </table:table-cell>
          <table:table-cell table:formula="of:=ABS(([.G69]-[.G68])/([.D69]-[.D68]))" office:value-type="float" office:value="6.03380227293334" calcext:value-type="float">
            <text:p>6.03380227293334</text:p>
          </table:table-cell>
          <table:table-cell/>
        </table:table-row>
        <table:table-row table:style-name="ro2">
          <table:table-cell table:number-columns-repeated="3"/>
          <table:table-cell office:value-type="float" office:value="116" calcext:value-type="float">
            <text:p>116</text:p>
          </table:table-cell>
          <table:table-cell table:style-name="ce5" table:formula="of:=[.$D70]+273.15" office:value-type="float" office:value="389.15" calcext:value-type="float">
            <text:p>389.15</text:p>
          </table:table-cell>
          <table:table-cell table:style-name="ce7" table:formula="of:=R0_*EXP(B_*((1/T) - (1/298.15)))" office:value-type="float" office:value="82.0134207954784" calcext:value-type="float">
            <text:p>82.01</text:p>
          </table:table-cell>
          <table:table-cell table:style-name="ce10" table:formula="of:=ADC*R_/(Rp+R_)" office:value-type="float" office:value="461.404123539533" calcext:value-type="float">
            <text:p>461</text:p>
          </table:table-cell>
          <table:table-cell table:formula="of:=ABS(([.G70]-[.G69])/([.D70]-[.D69]))" office:value-type="float" office:value="5.95059314390386" calcext:value-type="float">
            <text:p>5.95059314390386</text:p>
          </table:table-cell>
          <table:table-cell/>
        </table:table-row>
        <table:table-row table:style-name="ro2">
          <table:table-cell table:number-columns-repeated="3"/>
          <table:table-cell office:value-type="float" office:value="118" calcext:value-type="float">
            <text:p>118</text:p>
          </table:table-cell>
          <table:table-cell table:style-name="ce5" table:formula="of:=[.$D71]+273.15" office:value-type="float" office:value="391.15" calcext:value-type="float">
            <text:p>391.15</text:p>
          </table:table-cell>
          <table:table-cell table:style-name="ce7" table:formula="of:=R0_*EXP(B_*((1/T) - (1/298.15)))" office:value-type="float" office:value="78.2974151452693" calcext:value-type="float">
            <text:p>78.30</text:p>
          </table:table-cell>
          <table:table-cell table:style-name="ce10" table:formula="of:=ADC*R_/(Rp+R_)" office:value-type="float" office:value="449.678718244071" calcext:value-type="float">
            <text:p>450</text:p>
          </table:table-cell>
          <table:table-cell table:formula="of:=ABS(([.G71]-[.G70])/([.D71]-[.D70]))" office:value-type="float" office:value="5.8627026477308" calcext:value-type="float">
            <text:p>5.8627026477308</text:p>
          </table:table-cell>
          <table:table-cell/>
        </table:table-row>
        <table:table-row table:style-name="ro2">
          <table:table-cell table:number-columns-repeated="3"/>
          <table:table-cell office:value-type="float" office:value="120" calcext:value-type="float">
            <text:p>120</text:p>
          </table:table-cell>
          <table:table-cell table:style-name="ce5" table:formula="of:=[.$D72]+273.15" office:value-type="float" office:value="393.15" calcext:value-type="float">
            <text:p>393.15</text:p>
          </table:table-cell>
          <table:table-cell table:style-name="ce7" table:formula="of:=R0_*EXP(B_*((1/T) - (1/298.15)))" office:value-type="float" office:value="74.7850531227815" calcext:value-type="float">
            <text:p>74.79</text:p>
          </table:table-cell>
          <table:table-cell table:style-name="ce10" table:formula="of:=ADC*R_/(Rp+R_)" office:value-type="float" office:value="438.13754682978" calcext:value-type="float">
            <text:p>438</text:p>
          </table:table-cell>
          <table:table-cell table:formula="of:=ABS(([.G72]-[.G71])/([.D72]-[.D71]))" office:value-type="float" office:value="5.77058570714564" calcext:value-type="float">
            <text:p>5.77058570714564</text:p>
          </table:table-cell>
          <table:table-cell/>
        </table:table-row>
        <table:table-row table:style-name="ro2">
          <table:table-cell table:number-columns-repeated="3"/>
          <table:table-cell office:value-type="float" office:value="122" calcext:value-type="float">
            <text:p>122</text:p>
          </table:table-cell>
          <table:table-cell table:style-name="ce5" table:formula="of:=[.$D73]+273.15" office:value-type="float" office:value="395.15" calcext:value-type="float">
            <text:p>395.15</text:p>
          </table:table-cell>
          <table:table-cell table:style-name="ce7" table:formula="of:=R0_*EXP(B_*((1/T) - (1/298.15)))" office:value-type="float" office:value="71.4634470853193" calcext:value-type="float">
            <text:p>71.46</text:p>
          </table:table-cell>
          <table:table-cell table:style-name="ce10" table:formula="of:=ADC*R_/(Rp+R_)" office:value-type="float" office:value="426.78816423744" calcext:value-type="float">
            <text:p>427</text:p>
          </table:table-cell>
          <table:table-cell table:formula="of:=ABS(([.G73]-[.G72])/([.D73]-[.D72]))" office:value-type="float" office:value="5.67469129616975" calcext:value-type="float">
            <text:p>5.67469129616975</text:p>
          </table:table-cell>
          <table:table-cell/>
        </table:table-row>
        <table:table-row table:style-name="ro2">
          <table:table-cell table:number-columns-repeated="3"/>
          <table:table-cell office:value-type="float" office:value="124" calcext:value-type="float">
            <text:p>124</text:p>
          </table:table-cell>
          <table:table-cell table:style-name="ce5" table:formula="of:=[.$D74]+273.15" office:value-type="float" office:value="397.15" calcext:value-type="float">
            <text:p>397.15</text:p>
          </table:table-cell>
          <table:table-cell table:style-name="ce7" table:formula="of:=R0_*EXP(B_*((1/T) - (1/298.15)))" office:value-type="float" office:value="68.3206264042295" calcext:value-type="float">
            <text:p>68.32</text:p>
          </table:table-cell>
          <table:table-cell table:style-name="ce10" table:formula="of:=ADC*R_/(Rp+R_)" office:value-type="float" office:value="415.637245015463" calcext:value-type="float">
            <text:p>416</text:p>
          </table:table-cell>
          <table:table-cell table:formula="of:=ABS(([.G74]-[.G73])/([.D74]-[.D73]))" office:value-type="float" office:value="5.57545961098856" calcext:value-type="float">
            <text:p>5.57545961098856</text:p>
          </table:table-cell>
          <table:table-cell/>
        </table:table-row>
        <table:table-row table:style-name="ro2">
          <table:table-cell table:number-columns-repeated="3"/>
          <table:table-cell office:value-type="float" office:value="126" calcext:value-type="float">
            <text:p>126</text:p>
          </table:table-cell>
          <table:table-cell table:style-name="ce5" table:formula="of:=[.$D75]+273.15" office:value-type="float" office:value="399.15" calcext:value-type="float">
            <text:p>399.15</text:p>
          </table:table-cell>
          <table:table-cell table:style-name="ce7" table:formula="of:=R0_*EXP(B_*((1/T) - (1/298.15)))" office:value-type="float" office:value="65.3454654044119" calcext:value-type="float">
            <text:p>65.35</text:p>
          </table:table-cell>
          <table:table-cell table:style-name="ce10" table:formula="of:=ADC*R_/(Rp+R_)" office:value-type="float" office:value="404.690605880579" calcext:value-type="float">
            <text:p>405</text:p>
          </table:table-cell>
          <table:table-cell table:formula="of:=ABS(([.G75]-[.G74])/([.D75]-[.D74]))" office:value-type="float" office:value="5.47331956744213" calcext:value-type="float">
            <text:p>5.47331956744213</text:p>
          </table:table-cell>
          <table:table-cell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table:style-name="ce5" table:formula="of:=[.$D76]+273.15" office:value-type="float" office:value="401.15" calcext:value-type="float">
            <text:p>401.15</text:p>
          </table:table-cell>
          <table:table-cell table:style-name="ce7" table:formula="of:=R0_*EXP(B_*((1/T) - (1/298.15)))" office:value-type="float" office:value="62.5276174768175" calcext:value-type="float">
            <text:p>62.53</text:p>
          </table:table-cell>
          <table:table-cell table:style-name="ce10" table:formula="of:=ADC*R_/(Rp+R_)" office:value-type="float" office:value="393.953232627642" calcext:value-type="float">
            <text:p>394</text:p>
          </table:table-cell>
          <table:table-cell table:formula="of:=ABS(([.G76]-[.G75])/([.D76]-[.D75]))" office:value-type="float" office:value="5.36868662646845" calcext:value-type="float">
            <text:p>5.36868662646845</text:p>
          </table:table-cell>
          <table:table-cell/>
        </table:table-row>
        <table:table-row table:style-name="ro2">
          <table:table-cell table:number-columns-repeated="3"/>
          <table:table-cell office:value-type="float" office:value="130" calcext:value-type="float">
            <text:p>130</text:p>
          </table:table-cell>
          <table:table-cell table:style-name="ce5" table:formula="of:=[.$D77]+273.15" office:value-type="float" office:value="403.15" calcext:value-type="float">
            <text:p>403.15</text:p>
          </table:table-cell>
          <table:table-cell table:style-name="ce7" table:formula="of:=R0_*EXP(B_*((1/T) - (1/298.15)))" office:value-type="float" office:value="59.8574547931594" calcext:value-type="float">
            <text:p>59.86</text:p>
          </table:table-cell>
          <table:table-cell table:style-name="ce10" table:formula="of:=ADC*R_/(Rp+R_)" office:value-type="float" office:value="383.429310741272" calcext:value-type="float">
            <text:p>383</text:p>
          </table:table-cell>
          <table:table-cell table:formula="of:=ABS(([.G77]-[.G76])/([.D77]-[.D76]))" office:value-type="float" office:value="5.26196094318485" calcext:value-type="float">
            <text:p>5.26196094318485</text:p>
          </table:table-cell>
          <table:table-cell/>
        </table:table-row>
        <table:table-row table:style-name="ro2">
          <table:table-cell table:number-columns-repeated="3"/>
          <table:table-cell office:value-type="float" office:value="132" calcext:value-type="float">
            <text:p>132</text:p>
          </table:table-cell>
          <table:table-cell table:style-name="ce5" table:formula="of:=[.$D78]+273.15" office:value-type="float" office:value="405.15" calcext:value-type="float">
            <text:p>405.15</text:p>
          </table:table-cell>
          <table:table-cell table:style-name="ce7" table:formula="of:=R0_*EXP(B_*((1/T) - (1/298.15)))" office:value-type="float" office:value="57.3260131085789" calcext:value-type="float">
            <text:p>57.33</text:p>
          </table:table-cell>
          <table:table-cell table:style-name="ce10" table:formula="of:=ADC*R_/(Rp+R_)" office:value-type="float" office:value="373.122259080395" calcext:value-type="float">
            <text:p>373</text:p>
          </table:table-cell>
          <table:table-cell table:formula="of:=ABS(([.G78]-[.G77])/([.D78]-[.D77]))" office:value-type="float" office:value="5.15352583043887" calcext:value-type="float">
            <text:p>5.15352583043887</text:p>
          </table:table-cell>
          <table:table-cell/>
        </table:table-row>
        <table:table-row table:style-name="ro2">
          <table:table-cell table:number-columns-repeated="3"/>
          <table:table-cell office:value-type="float" office:value="134" calcext:value-type="float">
            <text:p>134</text:p>
          </table:table-cell>
          <table:table-cell table:style-name="ce5" table:formula="of:=[.$D79]+273.15" office:value-type="float" office:value="407.15" calcext:value-type="float">
            <text:p>407.15</text:p>
          </table:table-cell>
          <table:table-cell table:style-name="ce7" table:formula="of:=R0_*EXP(B_*((1/T) - (1/298.15)))" office:value-type="float" office:value="54.9249411885738" calcext:value-type="float">
            <text:p>54.92</text:p>
          </table:table-cell>
          <table:table-cell table:style-name="ce10" table:formula="of:=ADC*R_/(Rp+R_)" office:value-type="float" office:value="363.03476603319" calcext:value-type="float">
            <text:p>363</text:p>
          </table:table-cell>
          <table:table-cell table:formula="of:=ABS(([.G79]-[.G78])/([.D79]-[.D78]))" office:value-type="float" office:value="5.04374652360249" calcext:value-type="float">
            <text:p>5.04374652360249</text:p>
          </table:table-cell>
          <table:table-cell/>
        </table:table-row>
        <table:table-row table:style-name="ro2">
          <table:table-cell table:number-columns-repeated="3"/>
          <table:table-cell office:value-type="float" office:value="136" calcext:value-type="float">
            <text:p>136</text:p>
          </table:table-cell>
          <table:table-cell table:style-name="ce5" table:formula="of:=[.$D80]+273.15" office:value-type="float" office:value="409.15" calcext:value-type="float">
            <text:p>409.15</text:p>
          </table:table-cell>
          <table:table-cell table:style-name="ce7" table:formula="of:=R0_*EXP(B_*((1/T) - (1/298.15)))" office:value-type="float" office:value="52.646454441771" calcext:value-type="float">
            <text:p>52.65</text:p>
          </table:table-cell>
          <table:table-cell table:style-name="ce10" table:formula="of:=ADC*R_/(Rp+R_)" office:value-type="float" office:value="353.168827572986" calcext:value-type="float">
            <text:p>353</text:p>
          </table:table-cell>
          <table:table-cell table:formula="of:=ABS(([.G80]-[.G79])/([.D80]-[.D79]))" office:value-type="float" office:value="4.93296923010195" calcext:value-type="float">
            <text:p>4.93296923010195</text:p>
          </table:table-cell>
          <table:table-cell/>
        </table:table-row>
        <table:table-row table:style-name="ro2">
          <table:table-cell table:number-columns-repeated="3"/>
          <table:table-cell office:value-type="float" office:value="138" calcext:value-type="float">
            <text:p>138</text:p>
          </table:table-cell>
          <table:table-cell table:style-name="ce5" table:formula="of:=[.$D81]+273.15" office:value-type="float" office:value="411.15" calcext:value-type="float">
            <text:p>411.15</text:p>
          </table:table-cell>
          <table:table-cell table:style-name="ce7" table:formula="of:=R0_*EXP(B_*((1/T) - (1/298.15)))" office:value-type="float" office:value="50.48329238069" calcext:value-type="float">
            <text:p>50.48</text:p>
          </table:table-cell>
          <table:table-cell table:style-name="ce10" table:formula="of:=ADC*R_/(Rp+R_)" office:value-type="float" office:value="343.525786683678" calcext:value-type="float">
            <text:p>344</text:p>
          </table:table-cell>
          <table:table-cell table:formula="of:=ABS(([.G81]-[.G80])/([.D81]-[.D80]))" office:value-type="float" office:value="4.82152044465369" calcext:value-type="float">
            <text:p>4.82152044465369</text:p>
          </table:table-cell>
          <table:table-cell/>
        </table:table-row>
        <table:table-row table:style-name="ro2">
          <table:table-cell table:number-columns-repeated="3"/>
          <table:table-cell office:value-type="float" office:value="140" calcext:value-type="float">
            <text:p>140</text:p>
          </table:table-cell>
          <table:table-cell table:style-name="ce5" table:formula="of:=[.$D82]+273.15" office:value-type="float" office:value="413.15" calcext:value-type="float">
            <text:p>413.15</text:p>
          </table:table-cell>
          <table:table-cell table:style-name="ce7" table:formula="of:=R0_*EXP(B_*((1/T) - (1/298.15)))" office:value-type="float" office:value="48.4286795690294" calcext:value-type="float">
            <text:p>48.43</text:p>
          </table:table-cell>
          <table:table-cell table:style-name="ce10" table:formula="of:=ADC*R_/(Rp+R_)" office:value-type="float" office:value="334.106373664956" calcext:value-type="float">
            <text:p>334</text:p>
          </table:table-cell>
          <table:table-cell table:formula="of:=ABS(([.G82]-[.G81])/([.D82]-[.D81]))" office:value-type="float" office:value="4.7097065093615" calcext:value-type="float">
            <text:p>4.7097065093615</text:p>
          </table:table-cell>
          <table:table-cell/>
        </table:table-row>
        <table:table-row table:style-name="ro2">
          <table:table-cell table:number-columns-repeated="3"/>
          <table:table-cell office:value-type="float" office:value="142" calcext:value-type="float">
            <text:p>142</text:p>
          </table:table-cell>
          <table:table-cell table:style-name="ce5" table:formula="of:=[.$D83]+273.15" office:value-type="float" office:value="415.15" calcext:value-type="float">
            <text:p>415.15</text:p>
          </table:table-cell>
          <table:table-cell table:style-name="ce7" table:formula="of:=R0_*EXP(B_*((1/T) - (1/298.15)))" office:value-type="float" office:value="46.4762897466526" calcext:value-type="float">
            <text:p>46.48</text:p>
          </table:table-cell>
          <table:table-cell table:style-name="ce10" table:formula="of:=ADC*R_/(Rp+R_)" office:value-type="float" office:value="324.910746871644" calcext:value-type="float">
            <text:p>325</text:p>
          </table:table-cell>
          <table:table-cell table:formula="of:=ABS(([.G83]-[.G82])/([.D83]-[.D82]))" office:value-type="float" office:value="4.59781339665574" calcext:value-type="float">
            <text:p>4.59781339665574</text:p>
          </table:table-cell>
          <table:table-cell/>
        </table:table-row>
        <table:table-row table:style-name="ro2">
          <table:table-cell table:number-columns-repeated="3"/>
          <table:table-cell office:value-type="float" office:value="144" calcext:value-type="float">
            <text:p>144</text:p>
          </table:table-cell>
          <table:table-cell table:style-name="ce5" table:formula="of:=[.$D84]+273.15" office:value-type="float" office:value="417.15" calcext:value-type="float">
            <text:p>417.15</text:p>
          </table:table-cell>
          <table:table-cell table:style-name="ce7" table:formula="of:=R0_*EXP(B_*((1/T) - (1/298.15)))" office:value-type="float" office:value="44.62021285278" calcext:value-type="float">
            <text:p>44.62</text:p>
          </table:table-cell>
          <table:table-cell table:style-name="ce10" table:formula="of:=ADC*R_/(Rp+R_)" office:value-type="float" office:value="315.938533486735" calcext:value-type="float">
            <text:p>316</text:p>
          </table:table-cell>
          <table:table-cell table:formula="of:=ABS(([.G84]-[.G83])/([.D84]-[.D83]))" office:value-type="float" office:value="4.48610669245463" calcext:value-type="float">
            <text:p>4.48610669245463</text:p>
          </table:table-cell>
          <table:table-cell/>
        </table:table-row>
        <table:table-row table:style-name="ro2">
          <table:table-cell table:number-columns-repeated="3"/>
          <table:table-cell office:value-type="float" office:value="146" calcext:value-type="float">
            <text:p>146</text:p>
          </table:table-cell>
          <table:table-cell table:style-name="ce5" table:formula="of:=[.$D85]+273.15" office:value-type="float" office:value="419.15" calcext:value-type="float">
            <text:p>419.15</text:p>
          </table:table-cell>
          <table:table-cell table:style-name="ce7" table:formula="of:=R0_*EXP(B_*((1/T) - (1/298.15)))" office:value-type="float" office:value="42.8549246942522" calcext:value-type="float">
            <text:p>42.85</text:p>
          </table:table-cell>
          <table:table-cell table:style-name="ce10" table:formula="of:=ADC*R_/(Rp+R_)" office:value-type="float" office:value="307.188869973062" calcext:value-type="float">
            <text:p>307</text:p>
          </table:table-cell>
          <table:table-cell table:formula="of:=ABS(([.G85]-[.G84])/([.D85]-[.D84]))" office:value-type="float" office:value="4.37483175683627" calcext:value-type="float">
            <text:p>4.37483175683627</text:p>
          </table:table-cell>
          <table:table-cell/>
        </table:table-row>
        <table:table-row table:style-name="ro2">
          <table:table-cell table:number-columns-repeated="3"/>
          <table:table-cell office:value-type="float" office:value="148" calcext:value-type="float">
            <text:p>148</text:p>
          </table:table-cell>
          <table:table-cell table:style-name="ce5" table:formula="of:=[.$D86]+273.15" office:value-type="float" office:value="421.15" calcext:value-type="float">
            <text:p>421.15</text:p>
          </table:table-cell>
          <table:table-cell table:style-name="ce7" table:formula="of:=R0_*EXP(B_*((1/T) - (1/298.15)))" office:value-type="float" office:value="41.1752590294388" calcext:value-type="float">
            <text:p>41.18</text:p>
          </table:table-cell>
          <table:table-cell table:style-name="ce10" table:formula="of:=ADC*R_/(Rp+R_)" office:value-type="float" office:value="298.660441893385" calcext:value-type="float">
            <text:p>299</text:p>
          </table:table-cell>
          <table:table-cell table:formula="of:=ABS(([.G86]-[.G85])/([.D86]-[.D85]))" office:value-type="float" office:value="4.26421403983838" calcext:value-type="float">
            <text:p>4.26421403983838</text:p>
          </table:table-cell>
          <table:table-cell/>
        </table:table-row>
        <table:table-row table:style-name="ro2">
          <table:table-cell table:number-columns-repeated="3"/>
          <table:table-cell office:value-type="float" office:value="150" calcext:value-type="float">
            <text:p>150</text:p>
          </table:table-cell>
          <table:table-cell table:style-name="ce5" table:formula="of:=[.$D87]+273.15" office:value-type="float" office:value="423.15" calcext:value-type="float">
            <text:p>423.15</text:p>
          </table:table-cell>
          <table:table-cell table:style-name="ce7" table:formula="of:=R0_*EXP(B_*((1/T) - (1/298.15)))" office:value-type="float" office:value="39.5763818597167" calcext:value-type="float">
            <text:p>39.58</text:p>
          </table:table-cell>
          <table:table-cell table:style-name="ce10" table:formula="of:=ADC*R_/(Rp+R_)" office:value-type="float" office:value="290.351522832003" calcext:value-type="float">
            <text:p>290</text:p>
          </table:table-cell>
          <table:table-cell table:formula="of:=ABS(([.G87]-[.G86])/([.D87]-[.D86]))" office:value-type="float" office:value="4.15445953069116" calcext:value-type="float">
            <text:p>4.15445953069116</text:p>
          </table:table-cell>
          <table:table-cell/>
        </table:table-row>
        <table:table-row table:style-name="ro1" table:number-rows-repeated="1048488">
          <table:table-cell table:number-columns-repeated="9"/>
        </table:table-row>
        <table:table-row table:style-name="ro1">
          <table:table-cell table:number-columns-repeated="9"/>
        </table:table-row>
        <table:named-expressions>
          <table:named-range table:name="ADC" table:base-cell-address="$'T to ADCOut(water)'.$G$2" table:cell-range-address="$'T to ADCOut(water)'.$B$6"/>
          <table:named-range table:name="B_" table:base-cell-address="$'T to ADCOut(water)'.$A$1" table:cell-range-address="$'T to ADCOut(water)'.$B$2"/>
          <table:named-range table:name="R0_" table:base-cell-address="$'T to ADCOut(water)'.$A$1" table:cell-range-address="$'T to ADCOut(water)'.$B$3"/>
          <table:named-range table:name="Rp" table:base-cell-address="$'T to ADCOut(water)'.$A$1" table:cell-range-address="$'T to ADCOut(water)'.$B$4"/>
          <table:named-range table:name="R_" table:base-cell-address="$'T to ADCOut(water)'.$A$1" table:cell-range-address="$'T to ADCOut(water)'.$F1"/>
          <table:named-range table:name="T" table:base-cell-address="$'T to ADCOut(water)'.$A$1" table:cell-range-address="$'T to ADCOut(water)'.$E1"/>
        </table:named-expressions>
      </table:table>
      <table:table table:name="ADCOut to T" table:style-name="ta1" table:print="false">
        <table:table-column table:style-name="co7" table:default-cell-style-name="ce12"/>
        <table:table-column table:style-name="co2" table:default-cell-style-name="ce13"/>
        <table:table-column table:style-name="co6" table:number-columns-repeated="3" table:default-cell-style-name="Default"/>
        <table:table-row table:style-name="ro2">
          <table:table-cell table:style-name="Default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3389" calcext:value-type="float">
            <text:p>3389</text:p>
          </table:table-cell>
          <table:table-cell/>
          <table:table-cell office:value-type="string" calcext:value-type="string">
            <text:p>ADCOut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R0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string" calcext:value-type="string">
            <text:p>R</text:p>
          </table:table-cell>
          <table:table-cell table:formula="of:=ADCOut*Rp/(ADCMAX-ADCOut)" office:value-type="float" office:value="4770.99236641221" calcext:value-type="float">
            <text:p>4770.99236641221</text:p>
          </table:table-cell>
        </table:table-row>
        <table:table-row table:style-name="ro2">
          <table:table-cell office:value-type="string" calcext:value-type="string">
            <text:p>Rp</text:p>
          </table:table-cell>
          <table:table-cell table:style-name="ce14" office:value-type="float" office:value="5000" calcext:value-type="float">
            <text:p>5000</text:p>
          </table:table-cell>
          <table:table-cell/>
          <table:table-cell office:value-type="string" calcext:value-type="string">
            <text:p>T</text:p>
          </table:table-cell>
          <table:table-cell table:formula="of:=B_/(LN(R_/R0_)+B_/298.15)" office:value-type="float" office:value="318.912751448126" calcext:value-type="float">
            <text:p>318.912751448126</text:p>
          </table:table-cell>
        </table:table-row>
        <table:table-row table:style-name="ro2">
          <table:table-cell/>
          <table:table-cell table:style-name="ce12"/>
          <table:table-cell/>
          <table:table-cell office:value-type="string" calcext:value-type="string">
            <text:p>Tdeg</text:p>
          </table:table-cell>
          <table:table-cell table:formula="of:=[.E4]-273.15" office:value-type="float" office:value="45.7627514481263" calcext:value-type="float">
            <text:p>45.7627514481263</text:p>
          </table:table-cell>
        </table:table-row>
        <table:table-row table:style-name="ro2">
          <table:table-cell office:value-type="string" calcext:value-type="string">
            <text:p>ADCMAX</text:p>
          </table:table-cell>
          <table:table-cell table:style-name="ce12" office:value-type="float" office:value="1024" calcext:value-type="float">
            <text:p>1024</text:p>
          </table:table-cell>
          <table:table-cell table:number-columns-repeated="3"/>
        </table:table-row>
        <table:named-expressions>
          <table:named-range table:name="ADCMAX" table:base-cell-address="$'ADCOut to T'.$E$3" table:cell-range-address="$'ADCOut to T'.$B$6"/>
          <table:named-range table:name="ADCOut" table:base-cell-address="$'ADCOut to T'.$E$3" table:cell-range-address="$'ADCOut to T'.$E$2"/>
          <table:named-range table:name="B_" table:base-cell-address="$'ADCOut to T'.$E$3" table:cell-range-address="$'ADCOut to T'.$B$2"/>
          <table:named-range table:name="R0_" table:base-cell-address="$'ADCOut to T'.$E$3" table:cell-range-address="$'ADCOut to T'.$B$3"/>
          <table:named-range table:name="Rp" table:base-cell-address="$'ADCOut to T'.$E$3" table:cell-range-address="$'ADCOut to T'.$B$4"/>
          <table:named-range table:name="R_" table:base-cell-address="$'ADCOut to T'.$E$2" table:cell-range-address="$'ADCOut to T'.$E$3"/>
        </table:named-expressions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S PGothic" svg:font-family="'MS P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MS PMincho'" style:font-family-generic-asian="system" style:font-pitch-asian="variable" style:font-size-asian="12pt" style:language-asian="ja" style:country-asian="JP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MS PGothic" style:font-family-asian="'MS PGothic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00/00/00</text:date>, <text:time style:data-style-name="N2" text:time-value="01:07:42.34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ji Yokokawa</meta:initial-creator>
    <meta:creation-date>2014-06-18T18:50:36</meta:creation-date>
    <dc:date>2017-07-07T01:11:43.074000000</dc:date>
    <meta:editing-duration>PT2H9M34S</meta:editing-duration>
    <meta:editing-cycles>23</meta:editing-cycles>
    <meta:generator>LibreOffice/5.3.3.2$Windows_X86_64 LibreOffice_project/3d9a8b4b4e538a85e0782bd6c2d430bafe583448</meta:generator>
    <meta:document-statistic meta:table-count="3" meta:cell-count="4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0" chart:maximum="150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669cm" svg:height="7.431cm" xlink:href=".." xlink:type="simple" chart:class="chart:scatter" chart:column-mapping="0" chart:style-name="ch1">
        <chart:plot-area chart:style-name="ch2" table:cell-range-address="'T to ADCOut(water)'.D3:'T to ADCOut(water)'.D87 'T to ADCOut(water)'.H3:'T to ADCOut(water)'.H87" chart:data-source-has-labels="column" svg:x="1.408cm" svg:y="0.148cm" svg:width="11.008cm" svg:height="6.206cm">
          <chartooo:coordinate-region svg:x="1.844cm" svg:y="0.321cm" svg:width="10.572cm" svg:height="5.439cm"/>
          <chart:axis chart:dimension="x" chart:name="primary-x" chart:style-name="ch3" chartooo:axis-type="auto">
            <chart:title svg:x="5.439cm" svg:y="6.502cm" chart:style-name="ch4">
              <text:p>Temperature(degC)</text:p>
            </chart:title>
            <chart:categories table:cell-range-address="'T to ADCOut(water)'.D3:'T to ADCOut(water)'.D87"/>
            <chart:grid chart:style-name="ch5" chart:class="major"/>
          </chart:axis>
          <chart:axis chart:dimension="y" chart:name="primary-y" chart:style-name="ch6">
            <chart:title svg:x="0.451cm" svg:y="4.902cm" chart:style-name="ch7">
              <text:p>Sensivity(dn/DT)</text:p>
            </chart:title>
            <chart:grid chart:style-name="ch5" chart:class="major"/>
          </chart:axis>
          <chart:series chart:style-name="ch8" chart:values-cell-range-address="'T to ADCOut(water)'.H3:'T to ADCOut(water)'.H87" chart:class="chart:scatter">
            <chart:domain table:cell-range-address="'T to ADCOut(water)'.D3:'T to ADCOut(water)'.D87"/>
            <chart:data-point chart:repeated="8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  <table:table-cell office:value-type="string">
                <text:p>列 H</text:p>
              </table:table-cell>
            </table:table-row>
          </table:table-header-rows>
          <table:table-rows>
            <table:table-row>
              <table:table-cell office:value-type="float" office:value="-18">
                <text:p>-18</text:p>
                <draw:g>
                  <svg:desc>'T to ADCOut(water)'.D3:'T to ADCOut(water)'.D87</svg:desc>
                </draw:g>
              </table:table-cell>
              <table:table-cell office:value-type="float" office:value="-18">
                <text:p>-18</text:p>
                <draw:g>
                  <svg:desc>'T to ADCOut(water)'.D3:'T to ADCOut(water)'.D87</svg:desc>
                </draw:g>
              </table:table-cell>
              <table:table-cell office:value-type="float" office:value="0.541344668284012">
                <text:p>0.541344668284012</text:p>
                <draw:g>
                  <svg:desc>'T to ADCOut(water)'.H3:'T to ADCOut(water)'.H87</svg:desc>
                </draw:g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  <table:table-cell office:value-type="float" office:value="0.592616473912585">
                <text:p>0.592616473912585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  <table:table-cell office:value-type="float" office:value="0.64759700064667">
                <text:p>0.64759700064667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  <table:table-cell office:value-type="float" office:value="0.706441720444445">
                <text:p>0.70644172044444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0.769301495043294">
                <text:p>0.769301495043294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0.83632110066344">
                <text:p>0.83632110066344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0.9076376395181">
                <text:p>0.9076376395181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0.983378841460535">
                <text:p>0.983378841460535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1.06366126126505">
                <text:p>1.06366126126505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1485883794864">
                <text:p>1.148588379486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23824861755151">
                <text:p>1.238248617551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.33271328069412">
                <text:p>1.3327132806941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3203444552205">
                <text:p>1.432034445522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53624281235886">
                <text:p>1.536242812358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645345545981">
                <text:p>1.64534554598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75932413189503">
                <text:p>1.7593241318950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87813227879633">
                <text:p>1.878132278796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.00169390120158">
                <text:p>2.0016939012015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.12990121935411">
                <text:p>2.129901219354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26261301621975">
                <text:p>2.2626130162197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.39965309359411">
                <text:p>2.3996530935941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.54080897086965">
                <text:p>2.5408089708696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68583087073534">
                <text:p>2.6858308707353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.83443103583522">
                <text:p>2.8344310358352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.98628341907857">
                <text:p>2.9862834190785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.14102378775482">
                <text:p>3.1410237877548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.29825027776155">
                <text:p>3.2982502777615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.45752442906786">
                <text:p>3.4575244290678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.61837272696823">
                <text:p>3.6183727269682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.78028866580615">
                <text:p>3.7802886658061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.9427353427082">
                <text:p>3.942735342708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.10514857866332">
                <text:p>4.1051485786633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4.26694055317063">
                <text:p>4.2669405531706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4.42750392697127">
                <text:p>4.427503926971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.58621641535103">
                <text:p>4.5862164153510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.7424457625429">
                <text:p>4.742445762542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.89555505624338">
                <text:p>4.8955550562433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.04490831059889">
                <text:p>5.0449083105988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.18987623662952">
                <text:p>5.189876236629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.32984211130452">
                <text:p>5.3298421113045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.46420765074606">
                <text:p>5.4642076507460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.59239878956839">
                <text:p>5.5923987895683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.71387126740365">
                <text:p>5.7138712674036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.82811592532386">
                <text:p>5.8281159253238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.93466361918775">
                <text:p>5.9346636191877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.03308966383207">
                <text:p>6.0330896638320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6.12301773130116">
                <text:p>6.1230177313011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6.20412313772977">
                <text:p>6.2041231377297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6.27613546663156">
                <text:p>6.2761354666315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.33884049084941">
                <text:p>6.3388404908494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6.39208137074075">
                <text:p>6.3920813707407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6.43575912184679">
                <text:p>6.4357591218467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.46983236079063">
                <text:p>6.4698323607906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.49431635299072">
                <text:p>6.494316352990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.50928139950076">
                <text:p>6.5092813995007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.51485061252737">
                <text:p>6.5148506125273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6.51119713958997">
                <text:p>6.5111971395899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6.49854090467147">
                <text:p>6.4985409046714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6.47714494090701">
                <text:p>6.477144940907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6.44731139331293">
                <text:p>6.4473113933129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6.40937727182103">
                <text:p>6.4093772718210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6.36371003455781">
                <text:p>6.3637100345578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6.31070307904247">
                <text:p>6.3107030790424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6.25077121505242">
                <text:p>6.2507712150524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6.18434618753287">
                <text:p>6.1843461875328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6.11187231142355">
                <text:p>6.1118723114235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6.03380227293334">
                <text:p>6.0338022729333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5.95059314390386">
                <text:p>5.9505931439038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5.8627026477308">
                <text:p>5.862702647730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.77058570714564">
                <text:p>5.77058570714564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5.67469129616975">
                <text:p>5.67469129616975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5.57545961098856">
                <text:p>5.5754596109885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5.47331956744213">
                <text:p>5.4733195674421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5.36868662646845">
                <text:p>5.3686866264684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5.26196094318485">
                <text:p>5.2619609431848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5.15352583043887">
                <text:p>5.1535258304388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5.04374652360249">
                <text:p>5.0437465236024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4.93296923010195">
                <text:p>4.93296923010195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4.82152044465369">
                <text:p>4.8215204446536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4.7097065093615">
                <text:p>4.709706509361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4.59781339665574">
                <text:p>4.5978133966557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4.48610669245463">
                <text:p>4.4861066924546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4.37483175683627">
                <text:p>4.3748317568362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4.26421403983838">
                <text:p>4.2642140398383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4.15445953069116">
                <text:p>4.15445953069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0" chart:maximum="150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1024" chart:origin="0" chart:interval-major="128" chart:reverse-direction="false" text:line-break="false" loext:try-staggering-first="tru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12pt" style:font-size-complex="9pt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669cm" svg:height="7.431cm" xlink:href=".." xlink:type="simple" chart:class="chart:scatter" chart:column-mapping="0" chart:style-name="ch1">
        <chart:plot-area chart:style-name="ch2" table:cell-range-address="'T to ADCOut(water)'.D2:'T to ADCOut(water)'.D87 'T to ADCOut(water)'.G2:'T to ADCOut(water)'.G87" chart:data-source-has-labels="column" svg:x="1.408cm" svg:y="0.148cm" svg:width="11.008cm" svg:height="6.206cm">
          <chartooo:coordinate-region svg:x="2.4cm" svg:y="0.321cm" svg:width="10.016cm" svg:height="5.439cm"/>
          <chart:axis chart:dimension="x" chart:name="primary-x" chart:style-name="ch3" chartooo:axis-type="auto">
            <chart:title svg:x="5.439cm" svg:y="6.502cm" chart:style-name="ch4">
              <text:p>Temperature(degC)</text:p>
            </chart:title>
            <chart:categories table:cell-range-address="'T to ADCOut(water)'.D2:'T to ADCOut(water)'.D87"/>
            <chart:grid chart:style-name="ch5" chart:class="major"/>
          </chart:axis>
          <chart:axis chart:dimension="y" chart:name="primary-y" chart:style-name="ch6">
            <chart:title svg:x="0.451cm" svg:y="4.518cm" chart:style-name="ch7">
              <text:p>Output value</text:p>
            </chart:title>
            <chart:grid chart:style-name="ch5" chart:class="major"/>
          </chart:axis>
          <chart:series chart:style-name="ch8" chart:values-cell-range-address="'T to ADCOut(water)'.G2:'T to ADCOut(water)'.G87" chart:class="chart:scatter">
            <chart:domain table:cell-range-address="'T to ADCOut(water)'.D2:'T to ADCOut(water)'.D87"/>
            <chart:data-point chart:repeated="8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D</text:p>
              </table:table-cell>
              <table:table-cell office:value-type="string">
                <text:p>列 G</text:p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'T to ADCOut(water)'.D2:'T to ADCOut(water)'.D87</svg:desc>
                </draw:g>
              </table:table-cell>
              <table:table-cell office:value-type="float" office:value="-20">
                <text:p>-20</text:p>
                <draw:g>
                  <svg:desc>'T to ADCOut(water)'.D2:'T to ADCOut(water)'.D87</svg:desc>
                </draw:g>
              </table:table-cell>
              <table:table-cell office:value-type="float" office:value="1014.52558805488">
                <text:p>1014.52558805488</text:p>
                <draw:g>
                  <svg:desc>'T to ADCOut(water)'.G2:'T to ADCOut(water)'.G87</svg:desc>
                </draw:g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  <table:table-cell office:value-type="float" office:value="1013.44289871831">
                <text:p>1013.44289871831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  <table:table-cell office:value-type="float" office:value="1012.25766577049">
                <text:p>1012.25766577049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  <table:table-cell office:value-type="float" office:value="1010.96247176919">
                <text:p>1010.96247176919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  <table:table-cell office:value-type="float" office:value="1009.5495883283">
                <text:p>1009.5495883283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  <table:table-cell office:value-type="float" office:value="1008.01098533822">
                <text:p>1008.010985338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  <table:table-cell office:value-type="float" office:value="1006.33834313689">
                <text:p>1006.33834313689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  <table:table-cell office:value-type="float" office:value="1004.52306785785">
                <text:p>1004.52306785785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  <table:table-cell office:value-type="float" office:value="1002.55631017493">
                <text:p>1002.55631017493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  <table:table-cell office:value-type="float" office:value="1000.4289876524">
                <text:p>1000.4289876524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98.131810893431">
                <text:p>998.13181089343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95.655313658328">
                <text:p>995.6553136583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92.989887096939">
                <text:p>992.9898870969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990.125818205895">
                <text:p>990.1258182058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87.053332581178">
                <text:p>987.0533325811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83.762641489216">
                <text:p>983.76264148921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980.243993225426">
                <text:p>980.24399322542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76.487728667833">
                <text:p>976.48772866783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72.48434086543">
                <text:p>972.484340865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968.224538426722">
                <text:p>968.2245384267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63.699312394282">
                <text:p>963.69931239428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58.900006207094">
                <text:p>958.90000620709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953.818388265355">
                <text:p>953.81838826535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48.446726523884">
                <text:p>948.44672652388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42.777864452213">
                <text:p>942.77786445221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36.805297614056">
                <text:p>936.8052976140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30.523250038547">
                <text:p>930.52325003854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23.926749483024">
                <text:p>923.92674948302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17.011700624888">
                <text:p>917.01170062488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09.774955170951">
                <text:p>909.77495517095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902.214377839339">
                <text:p>902.21437783933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94.328907153923">
                <text:p>894.32890715392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86.118609996596">
                <text:p>886.11860999659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77.584728890255">
                <text:p>877.58472889025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868.729721036312">
                <text:p>868.72972103631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859.55728820561">
                <text:p>859.5572882056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50.072396680524">
                <text:p>850.07239668052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840.281286568038">
                <text:p>840.28128656803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30.19146994684">
                <text:p>830.1914699468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819.811717473581">
                <text:p>819.81171747358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809.152033250972">
                <text:p>809.152033250972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98.22361794948">
                <text:p>798.2236179494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87.038820370343">
                <text:p>787.03882037034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75.611077835536">
                <text:p>775.611077835536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63.954845984888">
                <text:p>763.9548459848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52.085518746512">
                <text:p>752.08551874651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40.019339418848">
                <text:p>740.019339418848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27.773303956246">
                <text:p>727.77330395624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15.365057680786">
                <text:p>715.36505768078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02.812786747523">
                <text:p>702.81278674752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690.135105765824">
                <text:p>690.13510576582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677.350943024343">
                <text:p>677.35094302434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664.479424780649">
                <text:p>664.47942478064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651.539760059068">
                <text:p>651.53976005906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638.551127353087">
                <text:p>638.55112735308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625.532564554085">
                <text:p>625.53256455408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612.50286332903">
                <text:p>612.50286332903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599.48046904985">
                <text:p>599.48046904985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586.483387240507">
                <text:p>586.48338724050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573.529097358693">
                <text:p>573.5290973586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60.634474572068">
                <text:p>560.63447457206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547.815720028426">
                <text:p>547.81572002842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535.08829995931">
                <text:p>535.08829995931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522.466893801225">
                <text:p>522.46689380122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509.96535137112">
                <text:p>509.9653513711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497.596658996054">
                <text:p>497.59665899605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485.372914373207">
                <text:p>485.37291437320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473.305309827341">
                <text:p>473.30530982734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461.404123539533">
                <text:p>461.40412353953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449.678718244071">
                <text:p>449.67871824407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438.13754682978">
                <text:p>438.1375468297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426.78816423744">
                <text:p>426.7881642374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415.637245015463">
                <text:p>415.63724501546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404.690605880579">
                <text:p>404.69060588057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393.953232627642">
                <text:p>393.95323262764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83.429310741272">
                <text:p>383.42931074127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373.122259080395">
                <text:p>373.12225908039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363.03476603319">
                <text:p>363.0347660331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353.168827572986">
                <text:p>353.16882757298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343.525786683678">
                <text:p>343.52578668367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34.106373664956">
                <text:p>334.106373664956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324.910746871644">
                <text:p>324.91074687164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315.938533486735">
                <text:p>315.938533486735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307.188869973062">
                <text:p>307.18886997306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298.660441893385">
                <text:p>298.66044189338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90.351522832003">
                <text:p>290.3515228320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